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text-properties style:text-underline-style="none"/>
    </style:style>
    <style:style style:name="P41" style:family="paragraph" style:parent-style-name="Text_20_body" style:master-page-name="">
      <style:paragraph-properties style:page-number="auto"/>
      <style:text-properties style:use-window-font-color="true"/>
    </style:style>
    <style:style style:name="P42"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4"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5"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6"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7" style:family="paragraph" style:parent-style-name="Цитата_20_-_20_автор">
      <style:text-properties style:use-window-font-color="true"/>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text-properties fo:language="ru" fo:country="RU" fo:font-style="normal" style:font-style-asian="normal" style:font-style-complex="normal"/>
    </style:style>
    <style:style style:name="P53" style:family="paragraph" style:parent-style-name="Subtitle">
      <style:text-properties fo:language="ru" fo:country="RU" fo:font-weight="bold" style:font-weight-asian="bold" style:font-weight-complex="bold"/>
    </style:style>
    <style:style style:name="P54" style:family="paragraph" style:parent-style-name="Subtitle">
      <style:text-properties fo:font-style="normal" style:font-style-asian="normal" style:font-style-complex="normal"/>
    </style:style>
    <style:style style:name="P55" style:family="paragraph" style:parent-style-name="Subtitle">
      <style:paragraph-properties fo:margin-top="0.706cm" fo:margin-bottom="0.706cm"/>
      <style:text-properties style:use-window-font-color="true"/>
    </style:style>
    <style:style style:name="P56" style:family="paragraph" style:parent-style-name="Subtitle">
      <style:paragraph-properties fo:margin-top="0.706cm" fo:margin-bottom="0.706cm"/>
      <style:text-properties style:use-window-font-color="true" fo:font-weight="normal" style:font-weight-asian="normal" style:font-weight-complex="normal"/>
    </style:style>
    <style:style style:name="P57" style:family="paragraph" style:parent-style-name="Subtitle">
      <style:paragraph-properties fo:margin-top="0.706cm" fo:margin-bottom="0.706cm"/>
      <style:text-properties style:use-window-font-color="true" fo:font-weight="bold" style:font-weight-asian="bold" style:font-weight-complex="bold"/>
    </style:style>
    <style:style style:name="P58" style:family="paragraph" style:parent-style-name="Эпиграф_20_-_20_автор">
      <style:text-properties style:use-window-font-color="true"/>
    </style:style>
    <style:style style:name="P59" style:family="paragraph" style:parent-style-name="Quotations">
      <style:text-properties style:use-window-font-color="true"/>
    </style:style>
    <style:style style:name="P60" style:family="paragraph" style:parent-style-name="Quotations">
      <style:paragraph-properties fo:text-align="justify" style:justify-single-word="false"/>
      <style:text-properties style:use-window-font-color="true"/>
    </style:style>
    <style:style style:name="P61" style:family="paragraph" style:parent-style-name="Quotations">
      <style:paragraph-properties fo:text-align="justify" style:justify-single-word="false"/>
      <style:text-properties style:use-window-font-color="true" fo:background-color="#ffffff"/>
    </style:style>
    <style:style style:name="P62" style:family="paragraph" style:parent-style-name="Quotations">
      <style:paragraph-properties fo:text-align="justify" style:justify-single-word="false"/>
    </style:style>
    <style:style style:name="P63" style:family="paragraph" style:parent-style-name="Quotations">
      <style:paragraph-properties fo:text-align="justify" style:justify-single-word="false"/>
      <style:text-properties fo:color="#ff3333" fo:background-color="#ffffff"/>
    </style:style>
    <style:style style:name="P64" style:family="paragraph" style:parent-style-name="Цитата_20__2b__20_автор">
      <style:text-properties style:use-window-font-color="true"/>
    </style:style>
    <style:style style:name="P65" style:family="paragraph" style:parent-style-name="Цитата_20__2b__20_автор">
      <style:paragraph-properties fo:text-align="justify" style:justify-single-word="false"/>
      <style:text-properties style:use-window-font-color="true"/>
    </style:style>
    <style:style style:name="P6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7" style:family="paragraph" style:parent-style-name="Text_20_body">
      <style:paragraph-properties fo:margin-left="0cm" fo:margin-right="0cm" fo:text-indent="0cm" style:auto-text-indent="false"/>
      <style:text-properties style:use-window-font-color="true" style:text-underline-style="none"/>
    </style:style>
    <style:style style:name="P68"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9" style:family="paragraph" style:parent-style-name="Caption">
      <style:text-properties fo:font-weight="normal" style:font-weight-asian="normal" style:font-weight-complex="normal"/>
    </style:style>
    <style:style style:name="P70" style:family="paragraph" style:parent-style-name="Standard">
      <style:text-properties style:use-window-font-color="true"/>
    </style:style>
    <style:style style:name="P71" style:family="paragraph" style:parent-style-name="Table_20_Contents">
      <style:paragraph-properties fo:text-align="justify" style:justify-single-word="false"/>
      <style:text-properties style:font-name="Verdana1"/>
    </style:style>
    <style:style style:name="P7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6" style:family="paragraph" style:parent-style-name="Footnote">
      <style:text-properties fo:font-weight="bold" style:font-weight-asian="bold" style:font-weight-complex="bold"/>
    </style:style>
    <style:style style:name="P77"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8" style:family="paragraph" style:parent-style-name="Text_20_body">
      <style:paragraph-properties fo:margin-top="0cm" fo:margin-bottom="0.199cm" fo:text-align="justify" style:justify-single-word="false" style:shadow="none"/>
    </style:style>
    <style:style style:name="P79" style:family="paragraph" style:parent-style-name="Heading_20_1" style:master-page-name="Right_20_Page">
      <style:paragraph-properties style:page-number="3"/>
    </style:style>
    <style:style style:name="P80" style:family="paragraph" style:parent-style-name="Heading_20_1">
      <style:paragraph-properties fo:break-before="page"/>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3" style:family="paragraph" style:parent-style-name="Heading_20_3">
      <style:paragraph-properties fo:break-before="page"/>
    </style:style>
    <style:style style:name="P84" style:family="paragraph" style:parent-style-name="Subtitle">
      <style:text-properties style:text-underline-style="none"/>
    </style:style>
    <style:style style:name="P85" style:family="paragraph" style:parent-style-name="Subtitle" style:list-style-name="диалог"/>
    <style:style style:name="P86" style:family="paragraph" style:parent-style-name="Heading_20_4">
      <style:text-properties style:use-window-font-color="true"/>
    </style:style>
    <style:style style:name="P87" style:family="paragraph" style:parent-style-name="Heading_20_4">
      <style:text-properties style:text-underline-style="none"/>
    </style:style>
    <style:style style:name="P88" style:family="paragraph" style:parent-style-name="Heading_20_4">
      <style:text-properties fo:font-weight="bold" style:font-weight-asian="bold" style:font-weight-complex="bold"/>
    </style:style>
    <style:style style:name="P89" style:family="paragraph" style:parent-style-name="Heading_20_4">
      <style:text-properties fo:font-style="normal" style:font-style-asian="normal" style:font-style-complex="normal"/>
    </style:style>
    <style:style style:name="P90" style:family="paragraph" style:parent-style-name="Heading_20_4">
      <style:paragraph-properties fo:break-before="page"/>
    </style:style>
    <style:style style:name="P91" style:family="paragraph" style:parent-style-name="Para_20_05" style:master-page-name="MP0">
      <style:paragraph-properties fo:text-align="center" style:justify-single-word="false" style:page-number="auto" fo:break-before="page"/>
    </style:style>
    <style:style style:name="P92" style:family="paragraph" style:parent-style-name="Text_20_body">
      <style:text-properties style:text-underline-style="none"/>
    </style:style>
    <style:style style:name="P93" style:family="paragraph" style:parent-style-name="Text_20_body">
      <style:text-properties style:use-window-font-color="true"/>
    </style:style>
    <style:style style:name="P94" style:family="paragraph" style:parent-style-name="Text_20_body">
      <style:text-properties style:use-window-font-color="true" style:text-underline-style="none"/>
    </style:style>
    <style:style style:name="P95" style:family="paragraph" style:parent-style-name="Text_20_body" style:list-style-name="диалог">
      <style:paragraph-properties fo:text-align="justify" style:justify-single-word="false"/>
      <style:text-properties style:use-window-font-color="true" style:text-underline-style="none"/>
    </style:style>
    <style:style style:name="P96" style:family="paragraph" style:parent-style-name="Text_20_body" style:list-style-name="диалог">
      <style:text-properties style:use-window-font-color="true" style:text-underline-style="none"/>
    </style:style>
    <style:style style:name="P97" style:family="paragraph" style:parent-style-name="Text_20_body" style:list-style-name="L2">
      <style:text-properties style:use-window-font-color="true" style:text-underline-style="none"/>
    </style:style>
    <style:style style:name="P98" style:family="paragraph" style:parent-style-name="Text_20_body" style:list-style-name="диалог">
      <style:text-properties style:use-window-font-color="true" style:text-underline-style="none" fo:font-weight="normal" style:font-weight-asian="normal" style:font-weight-complex="normal"/>
    </style:style>
    <style:style style:name="P99" style:family="paragraph" style:parent-style-name="Text_20_body">
      <style:paragraph-properties fo:text-align="justify" style:justify-single-word="false"/>
      <style:text-properties style:use-window-font-color="true"/>
    </style:style>
    <style:style style:name="P100" style:family="paragraph" style:parent-style-name="Text_20_body" style:list-style-name="диалог">
      <style:paragraph-properties fo:text-align="justify" style:justify-single-word="false"/>
      <style:text-properties style:use-window-font-color="true"/>
    </style:style>
    <style:style style:name="P101" style:family="paragraph" style:parent-style-name="Text_20_body" style:list-style-name="список_20_перечисление">
      <style:paragraph-properties fo:text-align="justify" style:justify-single-word="false"/>
      <style:text-properties style:use-window-font-color="true"/>
    </style:style>
    <style:style style:name="P102" style:family="paragraph" style:parent-style-name="Text_20_body" style:list-style-name="List_20_1">
      <style:paragraph-properties fo:text-align="justify" style:justify-single-word="false"/>
      <style:text-properties style:use-window-font-color="true"/>
    </style:style>
    <style:style style:name="P103" style:family="paragraph" style:parent-style-name="Text_20_body" style:list-style-name="диалог">
      <style:text-properties style:use-window-font-color="true"/>
    </style:style>
    <style:style style:name="P104" style:family="paragraph" style:parent-style-name="Text_20_body" style:list-style-name="List_20_1">
      <style:text-properties style:use-window-font-color="true"/>
    </style:style>
    <style:style style:name="P105" style:family="paragraph" style:parent-style-name="Text_20_body" style:list-style-name="список_20_перечисление">
      <style:text-properties style:use-window-font-color="true"/>
    </style:style>
    <style:style style:name="P106" style:family="paragraph" style:parent-style-name="Text_20_body" style:list-style-name="диалог">
      <style:text-properties style:use-window-font-color="true" fo:font-style="normal" style:font-style-asian="normal" style:font-style-complex="normal"/>
    </style:style>
    <style:style style:name="P107"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8"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9"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10" style:family="paragraph" style:parent-style-name="Text_20_body" style:list-style-name="диалог">
      <style:text-properties style:use-window-font-color="true" style:text-underline-style="solid" style:text-underline-width="auto" style:text-underline-color="font-color"/>
    </style:style>
    <style:style style:name="P111" style:family="paragraph" style:parent-style-name="Text_20_body" style:list-style-name="List_20_4">
      <style:text-properties style:use-window-font-color="true"/>
    </style:style>
    <style:style style:name="P112" style:family="paragraph" style:parent-style-name="Text_20_body" style:list-style-name="L2">
      <style:text-properties style:use-window-font-color="true"/>
    </style:style>
    <style:style style:name="P113" style:family="paragraph" style:parent-style-name="Text_20_body" style:list-style-name="L3">
      <style:text-properties style:use-window-font-color="true"/>
    </style:style>
    <style:style style:name="P114"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5" style:family="paragraph" style:parent-style-name="Text_20_body" style:list-style-name="диалог"/>
    <style:style style:name="P116" style:family="paragraph" style:parent-style-name="Text_20_body" style:list-style-name="список_20_перечисление"/>
    <style:style style:name="P117" style:family="paragraph" style:parent-style-name="Text_20_body">
      <style:paragraph-properties fo:text-align="justify" style:justify-single-word="false"/>
    </style:style>
    <style:style style:name="P118" style:family="paragraph" style:parent-style-name="Text_20_body" style:list-style-name="L1">
      <style:paragraph-properties fo:text-align="justify" style:justify-single-word="false"/>
    </style:style>
    <style:style style:name="P119" style:family="paragraph" style:parent-style-name="Text_20_body" style:list-style-name="диалог">
      <style:paragraph-properties fo:text-align="justify" style:justify-single-word="false"/>
    </style:style>
    <style:style style:name="P120" style:family="paragraph" style:parent-style-name="Text_20_body" style:list-style-name="диалог">
      <style:text-properties fo:language="ru" fo:country="RU" fo:font-style="normal" style:font-style-asian="normal" style:font-style-complex="normal"/>
    </style:style>
    <style:style style:name="P121"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2"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3" style:family="paragraph" style:parent-style-name="Text_20_body" style:list-style-name="List_20_2">
      <style:text-properties fo:language="ru" fo:country="RU" fo:font-weight="normal" style:font-weight-asian="normal" style:font-weight-complex="normal"/>
    </style:style>
    <style:style style:name="P124" style:family="paragraph" style:parent-style-name="Text_20_body" style:list-style-name="список_20_перечисление">
      <style:text-properties fo:language="ru" fo:country="RU" fo:font-weight="normal" style:font-weight-asian="normal" style:font-weight-complex="normal"/>
    </style:style>
    <style:style style:name="P125" style:family="paragraph" style:parent-style-name="Text_20_body" style:list-style-name="List_20_4">
      <style:text-properties fo:language="ru" fo:country="RU" fo:font-weight="normal" style:font-weight-asian="normal" style:font-weight-complex="normal"/>
    </style:style>
    <style:style style:name="P126" style:family="paragraph" style:parent-style-name="Text_20_body" style:list-style-name="список_20_перечисление">
      <style:text-properties fo:language="ru" fo:country="RU"/>
    </style:style>
    <style:style style:name="P127" style:family="paragraph" style:parent-style-name="Text_20_body" style:list-style-name="List_20_4">
      <style:text-properties fo:language="ru" fo:country="RU" fo:font-weight="bold" style:font-weight-asian="bold" style:font-weight-complex="bold"/>
    </style:style>
    <style:style style:name="P128" style:family="paragraph" style:parent-style-name="Text_20_body" style:list-style-name="List_20_5">
      <style:text-properties fo:language="ru" fo:country="RU"/>
    </style:style>
    <style:style style:name="P129" style:family="paragraph" style:parent-style-name="Text_20_body" style:list-style-name="List_20_2"/>
    <style:style style:name="P130" style:family="paragraph" style:parent-style-name="Text_20_body" style:list-style-name="List_20_2">
      <style:text-properties fo:font-weight="bold" style:font-weight-asian="bold" style:font-weight-complex="bold"/>
    </style:style>
    <style:style style:name="P131" style:family="paragraph" style:parent-style-name="Text_20_body" style:list-style-name="List_20_1">
      <style:text-properties fo:font-weight="bold" style:font-weight-asian="bold" style:font-weight-complex="bold"/>
    </style:style>
    <style:style style:name="P132" style:family="paragraph" style:parent-style-name="Text_20_body" style:list-style-name="List_20_2">
      <style:text-properties fo:font-weight="normal" style:font-weight-asian="normal" style:font-weight-complex="normal"/>
    </style:style>
    <style:style style:name="P133" style:family="paragraph" style:parent-style-name="Text_20_body" style:list-style-name="List_20_3">
      <style:text-properties fo:font-weight="normal" style:font-weight-asian="normal" style:font-weight-complex="normal"/>
    </style:style>
    <style:style style:name="P134" style:family="paragraph" style:parent-style-name="Text_20_body" style:list-style-name="List_20_1">
      <style:text-properties fo:font-weight="normal" style:font-weight-asian="normal" style:font-weight-complex="normal"/>
    </style:style>
    <style:style style:name="P135" style:family="paragraph" style:parent-style-name="Text_20_body" style:list-style-name="List_20_3"/>
    <style:style style:name="P136" style:family="paragraph" style:parent-style-name="Text_20_body" style:list-style-name="List_20_4"/>
    <style:style style:name="P137" style:family="paragraph" style:parent-style-name="Text_20_body" style:list-style-name="List_20_5">
      <style:text-properties fo:font-style="italic" style:font-style-asian="italic" style:font-style-complex="italic"/>
    </style:style>
    <style:style style:name="P138" style:family="paragraph" style:parent-style-name="Text_20_body" style:list-style-name="L2"/>
    <style:style style:name="P139" style:family="paragraph" style:parent-style-name="Text_20_body" style:list-style-name="L3"/>
    <style:style style:name="P140" style:family="paragraph" style:parent-style-name="Text_20_body" style:list-style-name="диалог">
      <style:paragraph-properties fo:margin-left="0cm" fo:margin-right="0cm" fo:text-indent="0cm" style:auto-text-indent="false"/>
      <style:text-properties style:use-window-font-color="true"/>
    </style:style>
    <style:style style:name="P141"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42"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3"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4"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5"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6"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background-color="#ffffff" style:font-style-asian="normal" style:font-style-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fo:background-color="#ffffff"/>
    </style:style>
    <style:style style:name="T40" style:family="text">
      <style:text-properties style:use-window-font-color="true" fo:language="ru" fo:country="RU"/>
    </style:style>
    <style:style style:name="T41" style:family="text">
      <style:text-properties style:use-window-font-color="true" fo:language="ru" fo:country="RU" fo:background-color="#ffffff"/>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background-color="#ffffff"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style:text-underline-style="none" fo:font-weight="normal" style:font-weight-asian="normal" style:font-weight-complex="normal"/>
    </style:style>
    <style:style style:name="T46" style:family="text">
      <style:text-properties style:use-window-font-color="true" fo:language="en" fo:country="US"/>
    </style:style>
    <style:style style:name="T47" style:family="text">
      <style:text-properties style:use-window-font-color="true" fo:language="en" fo:country="US" fo:font-style="normal" fo:background-color="#ffffff" style:font-style-asian="normal" style:font-style-complex="normal"/>
    </style:style>
    <style:style style:name="T48" style:family="text">
      <style:text-properties style:use-window-font-color="true" fo:language="uk" fo:country="UA"/>
    </style:style>
    <style:style style:name="T49" style:family="text">
      <style:text-properties style:use-window-font-color="true" fo:language="uk" fo:country="UA" fo:font-style="normal" style:font-style-asian="normal" style:font-style-complex="normal"/>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fo:font-weight="normal" style:font-style-asian="italic" style:font-weight-asian="normal" style:font-style-complex="italic" style:font-weight-complex="normal"/>
    </style:style>
    <style:style style:name="T53" style:family="text">
      <style:text-properties fo:language="en" fo:country="US" fo:font-style="normal" fo:font-weight="normal" style:font-style-asian="normal" style:font-weight-asian="normal" style:font-style-complex="normal" style:font-weight-complex="normal"/>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bold" style:font-weight-asian="bold" style:font-weight-complex="bold"/>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style:text-line-through-style="solid" fo:font-style="normal" style:text-underline-style="none" style:font-style-asian="normal" style:font-style-complex="normal"/>
    </style:style>
    <style:style style:name="T64" style:family="text">
      <style:text-properties style:text-line-through-style="none" fo:font-style="normal" style:text-underline-style="none" style:font-style-asian="normal" style:font-style-complex="normal"/>
    </style:style>
    <style:style style:name="T65" style:family="text">
      <style:text-properties style:font-name="Verdana6"/>
    </style:style>
    <style:style style:name="T66"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7"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9">или</text:p>
      <text:p text:style-name="P69">мемуары о манипуляторе </text:p>
      <text:h text:style-name="P79"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8">Бенджамин Дизраэли</text:p>
      <text:p text:style-name="Text_20_body">Вы счастливы?</text:p>
      <text:p text:style-name="Text_20_body">Ответьте себе на этот вопрос! Ваша любовь делает вас счастливой? Что вы чувствуете, рядом с любимым? Что все идет как надо? Или что-то не так?</text:p>
      <text:p text:style-name="Text_20_body">Да, вы любите, и это прекрасно! Но вы можете сказать, что это взаимно? Или вам кажется, что вас принимают за <text:s/>ваши заслуги?</text:p>
      <text:p text:style-name="Text_20_body"><text:soft-page-break/>Да, вы готовы отдавать всю себя этим отношениям! Но что вы получаете взамен? Вы строите отношения вместе? Или ваш партнер предпочитает не прилагать усилий?</text:p>
      <text:p text:style-name="P40">Вас полюбили такой, какая вы есть, с вашими достоинствами и недостатками. И до сих пор любят? Или то, что раньше его умиляло внезапно стало поводом для упреков? </text:p>
      <text:p text:style-name="P40">Вы действительно счастливы?</text:p>
      <text:p text:style-name="P40">Ведь если «Нет», и вам есть над чем задуматься, то с этим нужно разобраться.</text:p>
      <text:p text:style-name="P84">* * *</text:p>
      <text:p text:style-name="P40">Я задаю эти вопросы не просто так. Каждый из них я задавала и себе в один из самых сложных периодов в своей жизни. И только тогда, когда я дала на них честные ответы, я поняла, что была в ловушке.</text:p>
      <text:p text:style-name="P19">Отношения. Отношения не бывают идеальными. Всегда есть ссоры и примирения, хорошие моменты и плохие... Но всему есть предел. И однажды я осознала, что каждый день с любимым делает меня несчастной.</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text:soft-page-break/>так, но никто не мог мне объяснить, что именно. А потом совершенно неожиданно пришло прозрение. И появилась эта книга.</text:p>
      <text:p text:style-name="P49">*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4">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4">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text:soft-page-break/>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5609052807241535398" text:style-name="диалог">
        <text:list-item>
          <text:p text:style-name="P100">Ты переживаешь напрасно!</text:p>
        </text:list-item>
      </text:list>
      <text:p text:style-name="P14">Или:</text:p>
      <text:list xml:id="list40304606" text:continue-numbering="true" text:style-name="диалог">
        <text:list-item>
          <text:p text:style-name="P100">Тебе нужно просто успокоиться!</text:p>
        </text:list-item>
      </text:list>
      <text:p text:style-name="P14">Они хотят, чтобы вам стало легче, но они не были на вашем месте и просто не понимают вас, а вам сложно объяснить.</text:p>
      <text:p text:style-name="P14">А если ваши отношения уже закончились, то вы, скорее всего, в отчаянии, но слышите:</text:p>
      <text:list xml:id="list40315230" text:continue-numbering="true" text:style-name="диалог">
        <text:list-item>
          <text:p text:style-name="P100">Тебе нужно просто отпустить и забыть.</text:p>
        </text:list-item>
      </text:list>
      <text:p text:style-name="P14">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4">Это воодушевило меня! Я подумала, зачем держать все в себе? Ведь мой опыт может помочь и другим!</text:p>
      <text:p text:style-name="P28"><text:span text:style-name="T25">И вот я уже пишу эту книгу. Книгу </text:span><text:span text:style-name="T40">из воспоминаний и боли, о размышлениях и выводах. Книгу, писать которую очень тяжело. Это настоящее испытание </text:span><text:span text:style-name="T25">на прочность. Но, 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text:span><text:soft-page-break/><text:span text:style-name="T25">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9">* * *</text:p>
      <text:p text:style-name="P14">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1">de —</text:span><text:span text:style-name="T15"> отсутствие, от фр. </text:span><text:span text:style-name="T51">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6568338279179054593" text:style-name="список_20_перечисление">
        <text:list-item>
          <text:p text:style-name="P116"><text:span text:style-name="T39">психическое </text:span><text:span text:style-name="T33">заболевание</text:span><text:span text:style-name="T39"> — это </text:span><text:span text:style-name="T31">процесс</text:span><text:span text:style-name="T47">: в</text:span><text:span text:style-name="T43">озникновение —</text:span><text:span text:style-name="T33"> течение — исход;</text:span></text:p>
        </text:list-item>
        <text:list-item>
          <text:p text:style-name="P116"><text:span text:style-name="T39">психическое расстройство — это </text:span><text:span text:style-name="T31">нарушение</text:span><text:span text:style-name="T39"> характера.</text:span></text:p>
        </text:list-item>
      </text:list>
      <text:p text:style-name="P12">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text:soft-page-break/>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По сути, разница в поведении психа и психопата лежит в понятии э<text:span text:style-name="T61">мпатия</text:span>. </text:p>
      <text:p text:style-name="P28"><text:span text:style-name="T39">Эмпатия – </text:span><text:span text:style-name="T41">это способность переживать эмоциональное состояние другого человека. Э</text:span><text:span text:style-name="T39">то, так сказать, социальный механизм, который помогает сопереживать.</text:span></text:p>
      <text:p text:style-name="P13">Зигмунд Фрейд в 1905 году одним из первых дал определение термину «эмпатия»:</text:p>
      <text:p text:style-name="P13"/>
      <text:p text:style-name="P61">«Мы учитываем психическое состояние пациента, ставим себя в это состояние и стараемся понять его, сравнивая со своим собственным.»</text:p>
      <text:p text:style-name="P63"/>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3"><text:soft-page-break/>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стало интересно, каково это!</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4">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51">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8"><text:soft-page-break/><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0301699" text:continue-numbering="true" text:style-name="список_20_перечисление">
        <text:list-item>
          <text:p text:style-name="P101">Равнодушие. Пассивное отношение к чувствам других. Отсутствие сострадания. Неумение и неспособность оказывать поддержку.</text:p>
        </text:list-item>
        <text:list-item>
          <text:p text:style-name="P101">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101">Отсутствие чувства вины и сожаления. Неспособность анализировать полученный опыт. Отрицание наказания. Отсутствие стыда.</text:p>
        </text:list-item>
        <text:list-item>
          <text:p text:style-name="P101">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101">Самоутверждение и жажда подкрепления собственной самооценки за счет окружающих. Деструктивизация отношений. Авторитарный стиль общения, требующий <text:soft-page-break/>беспрекословного подчинения, стремление утвердить собственный авторитет.</text:p>
        </text:list-item>
        <text:list-item>
          <text:p text:style-name="P101">Неспособность выдерживать критику. Завышение собственных способностей и значимости. Самолюбие. Нарциссизм.</text:p>
        </text:list-item>
        <text:list-item>
          <text:p text:style-name="P101">Лень. Безынициативность. Отсутствие стремления из-за страха собственной неудачи.</text:p>
        </text:list-item>
        <text:list-item>
          <text:p text:style-name="P101">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4136429271221762764" text:style-name="L1">
        <text:list-header>
          <text:p text:style-name="P118"><text:span text:style-name="Default_20_Paragraph_20_Font"><text:span text:style-name="T29"/></text:span></text:p>
        </text:list-header>
      </text:list>
      <text:p text:style-name="P65">«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5">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5"><text:soft-page-break/>…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7">Американский психиатр-криминолог Харви Клекли, «Маска нормальности»</text:p>
      <text:p text:style-name="Subtitle"><text:span text:style-name="Default_20_Paragraph_20_Font"><text:span text:style-name="T29">* * *</text:span></text:span></text:p>
      <text:p text:style-name="P14">Сразу скажу, что я не психолог и не психиатр. Я не врач и это не диагноз. <office:annotation office:name="__Annotation__12932_340978662"><dc:creator>&lt;анонимный&gt;</dc:creator><dc:date>2018-11-10T20:47:05.27</dc:date><text:p text:style-name="P147"><text:span text:style-name="T66">упростить</text:span></text:p></office:annotation>Это лично мое мнение, основанное на огромном количестве совпадений поведения психопатов с поведением главного персонажа всей этой истории.<office:annotation-end office:name="__Annotation__12932_340978662"/></text:p>
      <text:p text:style-name="P14">Один компетентный в этом вопросе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text:soft-page-break/>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4"><text:soft-page-break/>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Но мои эмоции это всегда следствие, а не причина. А причины — это, как правило, всё та же несправедливость в <text:soft-page-break/>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0">c </text:span><text:span text:style-name="T14">ним общий язык</text:span>. Теперь есть кому обо мне по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Коротко, но далеко не все.</text:p>
      <text:p text:style-name="P49"><text:soft-page-break/>*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9">*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text:soft-page-break/>Приведу пример психопатии из истории, дабы у скептиков было меньше комментариев вроде:</text:p>
      <text:list xml:id="list40305383" text:continue-list="list40315230" text:style-name="диалог">
        <text:list-item>
          <text:p text:style-name="P100">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60">«...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60">Обычный, не психологический анализ не может удовлетворительно объяснить такое послушание...»</text:p>
      <text:p text:style-name="P62"><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text:soft-page-break/>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5">«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7">Х. Арендт, «Банальность зла: Эйхман в Иерусалиме»</text:p>
      <text:p text:style-name="P47"/>
      <text:p text:style-name="P14">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text:soft-page-break/>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9">*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text:soft-page-break/>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4">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text:soft-page-break/>нам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40301651" text:continue-list="list40301699" text:style-name="список_20_перечисление">
        <text:list-item>
          <text:p text:style-name="P101">когнитивный консонанс — согласованность знаний и поведения;</text:p>
        </text:list-item>
        <text:list-item>
          <text:p text:style-name="P101">когнитивный диссонанс — противоречивость знаний и поведения.</text:p>
        </text:list-item>
      </text:list>
      <text:p text:style-name="P14">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4">Итак, подошло время заканчивать это затянувшееся вступление и переходить к делу. Поехали.</text:p>
      <text:p text:style-name="P14">Давным давно жили были...</text:p>
      <text:h text:style-name="P80" text:outline-level="1"><text:s/>Часть 1. <text:line-break/>Воспоминания</text:h>
      <text:p text:style-name="P66"/>
      <text:h text:style-name="P81" text:outline-level="2"><text:s/><text:bookmark-start text:name="Glava_1__Eto_ieshchie_nie_koniets"/>Глава 1. <text:line-break/>Это еще не конец</text:h>
      <text:p text:style-name="Эпиграф_20__2b__20_автор">В действительности всё иначе, чем на самом деле</text:p>
      <text:p text:style-name="Эпиграф_20_-_20_автор">Антуан Де Сент-Экзюпери</text:p>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text:soft-page-break/>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81"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4">Так я и жила. Веселилась никому не в ущерб. И была счастлива.</text:p>
      <text:list xml:id="list40289939" text:continue-list="list40305383" text:style-name="диалог">
        <text:list-item>
          <text:p text:style-name="P100">У меня д<text:span text:style-name="T2">е</text:span>пресс!!!! Помоги! — пишу однажды мартовским днем другу, тому самому — общему.</text:p>
        </text:list-item>
        <text:list-item>
          <text:p text:style-name="P100">Да. Я тут. Излагай. Жалуйся.</text:p>
        </text:list-item>
        <text:list-item>
          <text:p text:style-name="P100">Не жалей — подбодри, ты умеешь.</text:p>
        </text:list-item>
        <text:list-item>
          <text:p text:style-name="P100"><text:soft-page-break/>Хорошо сделаю. Только в каком, собственно, воп­росе?</text:p>
        </text:list-item>
        <text:list-item>
          <text:p text:style-name="P100">Весна. Я выходная. Сижу дома. Одна и ничего не делаю...</text:p>
        </text:list-item>
        <text:list-item>
          <text:p text:style-name="P100">А не хочешь N. вызвонить? Он парень шабутной и весёлый...</text:p>
        </text:list-item>
        <text:list-item>
          <text:p text:style-name="P100">Хочу...</text:p>
        </text:list-item>
        <text:list-item>
          <text:p text:style-name="P100">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0314836" text:continue-numbering="true" text:style-name="диалог">
        <text:list-item>
          <text:p text:style-name="P100">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text:soft-page-break/>* * *</text:p>
      <text:p text:style-name="P14">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49">*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40294868" text:continue-numbering="true" text:style-name="диалог">
        <text:list-item>
          <text:p text:style-name="P100">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40298901" text:continue-numbering="true" text:style-name="диалог">
        <text:list-item>
          <text:p text:style-name="P100">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который нужно учесть: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text:soft-page-break/>Была осень. Я не просто так уточняю временные промежутки. Это важно. Итак, они расстались.</text:p>
      <text:p text:style-name="P49">*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0309846" text:continue-numbering="true" text:style-name="диалог">
        <text:list-item>
          <text:p text:style-name="P100">Если я приеду, то буду приставать...</text:p>
        </text:list-item>
        <text:list-item>
          <text:p text:style-name="P100">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81"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40297593" text:continue-numbering="true" text:style-name="диалог">
        <text:list-item>
          <text:p text:style-name="P100">Брожу по ночному городу. Думаю о тебе, вспоминаю...</text:p>
        </text:list-item>
        <text:list-item>
          <text:p text:style-name="P100">Привет. — отвечаю я — Как жизнь?</text:p>
        </text:list-item>
        <text:list-item>
          <text:p text:style-name="P100">Мы на маёвку собираемся. Приезжай.</text:p>
        </text:list-item>
        <text:list-item>
          <text:p text:style-name="P100">Время? Место?</text:p>
        </text:list-item>
      </text:list>
      <text:p text:style-name="P14">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0314784" text:continue-numbering="true" text:style-name="диалог">
        <text:list-item>
          <text:p text:style-name="P100">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4">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4">Мы встретились взглядами...</text:p>
      <text:p text:style-name="P14">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0310136" text:continue-numbering="true" text:style-name="диалог">
        <text:list-item>
          <text:p text:style-name="P100">Останешься?</text:p>
        </text:list-item>
        <text:list-item>
          <text:p text:style-name="P100">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2">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4">И да, оргазма не было.</text:p>
      <text:h text:style-name="P81"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0">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4">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40300604" text:continue-numbering="true" text:style-name="диалог">
        <text:list-item>
          <text:p text:style-name="P100">А что он тебе покупает? Цветы? Конфетки?</text:p>
        </text:list-item>
        <text:list-item>
          <text:p text:style-name="P100">Ничего, — ответила я.</text:p>
        </text:list-item>
        <text:list-item>
          <text:p text:style-name="P100">Как? Что, приходит с пустыми руками?!</text:p>
        </text:list-item>
        <text:list-item>
          <text:p text:style-name="P100"><text:soft-page-break/>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4"><text:soft-page-break/>Укрывались пледиком, тем самым — с ма<text:span text:style-name="T65">ë</text:span>вки.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0">Domestos'</text:span><text:span text:style-name="T14">а</text:span><text:span text:style-name="T50">.</text:span></text:p>
      <text:p text:style-name="P14">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51">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50">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49"><text:soft-page-break/>* * *</text:p>
      <text:p text:style-name="P14">Первое время все было хорошо. Обнимая меня он часто говорил:</text:p>
      <text:list xml:id="list40293514" text:continue-numbering="true" text:style-name="диалог">
        <text:list-item>
          <text:p text:style-name="P100">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81"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8">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0297881" text:continue-numbering="true" text:style-name="диалог">
        <text:list-item>
          <text:p text:style-name="P100">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4">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4">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0297853" text:continue-numbering="true" text:style-name="диалог">
        <text:list-item>
          <text:p text:style-name="P100">Ты же знаешь — я интроверт. Давай потом.</text:p>
        </text:list-item>
      </text:list>
      <text:p text:style-name="P49">*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4">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4">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2">склонным</text:span> к интроверсии или экстраверсии.</text:p>
      <text:p text:style-name="P14">Понятием «интроверт» он просто оправдывал свое поведение. Еще неделю назад он не мог мной налюбоваться, а сегодня предпочтет мне компьютерную игру. Банальные <text:s/>отговорки, чтобы не проявлять инициативу в интимной жизни и в быту. 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49">*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Порно это нормально. Но не как </text:span><text:span text:style-name="T30">замена</text:span><text:span text:style-name="T25"> близости со своей девушкой. На мой вопрос: «Как это понимать?», он от</text:span><text:soft-page-break/><text:span text:style-name="T25">ветил, что это ничего не значит, и просто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огда своим поведением он дал мне понять, что </text:span><text:span text:style-name="_30__20_Text"><text:span text:style-name="T25">со мной что-то не так.</text:span></text:span><text:span text:style-name="T25">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чем? Чтобы показывать свое превосходство перед закомплексованной жертвой.</text:p>
      <text:p text:style-name="P28"><text:span text:style-name="T25">Замешательство! Еще вчера все было хорошо, но уже сегодня что-то не так. Что не так? Что-то во мне? Ну да, 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В конце концов я </text:span><text:soft-page-break/><text:span text:style-name="T25">пришла к выводу, что я недостаточно хороша для него и мне</text:span><text:span text:style-name="_30__20_Text"><text:span text:style-name="T25"> надо стараться стать лучше!</text:span></text:span></text:p>
      <text:p text:style-name="P28"><text:span text:style-name="_30__20_Text"><text:span text:style-name="T32">Представьте себе ситуацию, в которой вы чувствуете вину за свои естественные желания. 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ведь вы пара, это нормально, а в ответ получаете обвинение в нимфомании:</text:span></text:span></text:p>
      <text:list xml:id="list40289755" text:continue-numbering="true" text:style-name="диалог">
        <text:list-item>
          <text:p text:style-name="P100">У меня создается впечатление, будто тебе кроме секса больше ничего не нужно!</text:p>
        </text:list-item>
      </text:list>
      <text:p text:style-name="P14">И ни секса, ни объяснений, только упреки.</text:p>
      <text:p text:style-name="P14">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28"><text:span text:style-name="T25">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2"> </text:span><text:span text:style-name="_30__20_Text"><text:span text:style-name="T32">мне ничего не нужно, ведь я</text:span></text:span><text:span text:style-name="T25"> же молчу!</text:span></text:p>
      <text:p text:style-name="P49"><text:soft-page-break/>*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text:soft-page-break/>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40294678" text:continue-numbering="true" text:style-name="диалог">
        <text:list-item>
          <text:p text:style-name="P100">Мы же живем вместе, что тебе еще надо?!</text:p>
        </text:list-item>
      </text:list>
      <text:p text:style-name="P14">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49">* * *</text:p>
      <text:p text:style-name="P14">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14"><text:soft-page-break/>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14">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28"><text:span text:style-name="T25">Интроверт, так интроверт. Так забейся ты в чулан и сиди размышляй о жизни! Но нет! У него получалось уделять время друзьям и компьютерным игра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text:span><text:soft-page-break/><text:span text:style-name="T25">его личное пространство, хотя к остальным таких претензий не было. Это всегда очень раздражало меня — не было ощущения, что мы заодно.</text:span></text:p>
      <text:p text:style-name="P14">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4">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Удивительно, как я могла закрывать глаза на такое поведение! Но он отказывал мне с таким сожалением... Будто бы вынужден... Будто ему хочется остаться дома, но он должен сейчас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49"><text:soft-page-break/>* * *</text:p>
      <text:p text:style-name="P14">Наш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 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4">Раньше, когда «сказка» еще только начиналась, он брал меня за руку, когда мы куда-то шли. Теперь он шел всегда на шаг впереди, заставляя меня за ним бежать. Он уже не брал меня за руку. А когда я просила его не идти так быстро, он игнорировал мои просьбы.</text:p>
      <text:p text:style-name="P28"><text:span text:style-name="T25">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text:span><text:soft-page-break/><text:span text:style-name="T25">лял, что я нарушаю его покой, когда нужно что-то сделать. Мои просьбы стали восприниматься в «штыки».</text:span></text:p>
      <text:p text:style-name="P28"><text:span text:style-name="T25">Уже тогда он стал </text:span><text:span text:style-name="_30__20_Text"><text:span text:style-name="T32">нарушать обещания</text:span></text:span><text:span text:style-name="T32">.</text:span><text:span text:style-name="T25"> Я чувствовала себя обманутой и обиженной, несмотря на его красноречивые оправдания.</text:span></text:p>
      <text:p text:style-name="P28"><text:span text:style-name="T25">Я жду его дома, потому что своими обещаниями он заставляет меня ждать. Но к назначенному времени оказывается, что появилось «срочное дело», как раз в тот момент, когда его обещание должно быть выполнено!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list xml:id="list40289576" text:continue-numbering="true" text:style-name="диалог">
        <text:list-item>
          <text:p text:style-name="P100">Планы меняются. — говорил он с сожалением.</text:p>
        </text:list-item>
      </text:list>
      <text:p text:style-name="P14"><text:s/>Он знал, что я пойму и пользовался этим, чтобы беспрепятственно заниматься своими делами.</text:p>
      <text:p text:style-name="P14">Если в начале отношений я еще пыталась закрывать глаза на эти уловки, то потом я старалась донести, как мне обидно, когда меня двигают на второй план.</text:p>
      <text:p text:style-name="P14">Он очень категорично заявлял, что я его не понимаю и не поддерживаю, не ставя передо мной возможность выбора. Сейчас объясню.</text:p>
      <text:p text:style-name="P49">*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28"><text:soft-page-break/><text:span text:style-name="T25">Мы выбираем, во что верить и каким убеждениям следовать, выбираем хобби и любимую музыку. Мы выбираем жанры, характер развлечений и близких по духу </text:span><text:span text:style-name="_30__20_Text"><text:span text:style-name="T25">людей.</text:span></text:span><text:span text:style-name="T25"> Похожего человека, ведь легче понять!</text:span></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Это исключало любую возможность понять его и оправдать его действия.</text:p>
      <text:p text:style-name="P14">Он перестал со мной считаться, а когда я протестовала, <text:s/>обвинял меня в непонимании. Он говорил, что влюбился в меня за то, что я понимающая, а теперь он разочарован. Я была вынуждена молчать из-за страха, что он уйдет. Бросит меня. И я прогибалась.</text:p>
      <text:p text:style-name="P14">Я прогибалась под чувством вины и хоронила недовольство в себе. Его обвинения оказались слишком сильным оружием. Он говорил, что ему нужен надежный тыл, явно намекая на то, что я таковым не являюсь. А должна бы... И я отступала.</text:p>
      <text:p text:style-name="P14">Я хотела быть этим тылом. И в горе и в радости. Я отчаянно хотела облегчить нам жизнь. Я жертвовала собой ради нашего счастья. Но лучше не становилось.</text:p>
      <text:p text:style-name="P14"><text:soft-page-break/>Вы, наверное, подумаете, что я мазохистка — так жить и терпеть такое отношение, когда можно просто уйти. Меня же, по сути, ничего не держит...</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text:p>
      <text:p text:style-name="P14">Ранка кровоточит и болит, но этот кто-то бинтиком так опа... и замотал. И сказал: «Пустяки. Там ничего нет. Не выдумывай.» 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и срываешь этот бинт.</text:p>
      <text:p text:style-name="P14">Ты просишь хоть что-то — йод или зеленку, любой антисептик, чтобы только не болело, чтобы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Text_20_body">Мне, как любящему человеку, понятна ценность отношений и желание их сохранить, поэтому первые признаки манипулирования я восприняла, как недоразумение: «Скоро все наладится, ему просто нужно отдохнуть...»</text:p>
      <text:p text:style-name="P14">Потом возникало желание <text:span text:style-name="T14">обсудить это</text:span> недоразумение. Так как я знала, что он обидчивый, тратилось еще какое-то время на поиск нужных слов, чтоб не задеть его самолю<text:soft-page-break/>бие. Ведь если что пойдет не так, то он начнет мстить за укоры и замечания.</text:p>
      <text:p text:style-name="P14">По итогу разговора я получала свое «заслуженное»:</text:p>
      <text:list xml:id="list40306606" text:continue-numbering="true" text:style-name="диалог">
        <text:list-item>
          <text:p text:style-name="P100">Ты поражаешь меня своей иррациональностью!</text:p>
        </text:list-item>
      </text:list>
      <text:p text:style-name="P14">Его «я» было несокрушимой стеной. Он уходил в себя, а я уходила в угол зализывать свои раны. Я все думала, что же я сказала не так? В чем я не права?..</text:p>
      <text:p text:style-name="P14">Его аргументы и объяснения порой были даже абсурдными! Но и это было тактикой. Весь этот абсурд сбивал меня с толку, а приправа из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Все, во что я влюбилась, постепенно куда-то исчезало, оставляя меня ни с чем. Ни понимания, ни заботы. Его заботило лишь <text:span text:style-name="T2">собственное</text:span> удобство. Он очертил невидимой линией свою зону комфорта, в которой мне не было места.</text:p>
      <text:p text:style-name="P14">Все менялось в худшую сторону. Не для нас. Нет. Для меня.</text:p>
      <text:list xml:id="list40305701" text:continue-numbering="true" text:style-name="диалог">
        <text:list-item>
          <text:p text:style-name="P95">Я — интроверт, — говорил он. — Я имею право на личное пространство...</text:p>
        </text:list-item>
      </text:list>
      <text:p text:style-name="P49">*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text:soft-page-break/>мыслят самостоятельно. Обладают сильной волей. Главное для интровертов – их внутренний мир. Самоанализ и рефлексии<text:note text:id="ftn5" text:note-class="footnote"><text:note-citation text:label="*">*</text:note-citation><text:note-body><text:p text:style-name="P76">Рефлексия <text:span text:style-name="T4">(согласно А. Буземану)</text:span><text:span text:style-name="T9"> - всякое перенесение переживания с внешнего мира на самого себя.</text:span></text:p></text:note-body></text:note> – их особые черты.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обычно были наши, так называемые, разговоры. Сказать, что он немногословен, ровно как,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ный в отношении и чужих интересов, и своих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обстоятельствами. Так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text:soft-page-break/>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под кофе и фантики от шоколадных батончиков и даже пустые пакеты из супермаркета. Хотя кружка должна быть в раковине, фантик в мусорном ведре а пакет — в специальном ящике для пакетов. Он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присущ.</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 на которые у него не было ответов.</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Здесь речь идет о самодисциплине и способности преодолевать препятствия на пути к цели.</text:p>
      <text:p text:style-name="P14">Цель: стать качком.</text:p>
      <text:p text:style-name="P14"><text:soft-page-break/>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мото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иск собственных ошибок для их решения. Но наш герой лишен способности увидеть свою неправоту. Это касается и внешнего вида, и образа мыслей, и способа действий. Самоанализ не может стоять в одном ряду с безответственностью и ленью.</text:p>
      <text:p text:style-name="P14">Рассматривая особенности его характера, также стоит отметить и положительные качества: трудолюбие, целеустремленность и амбициозность. Суть в том, что без помощи окружающих эти качества ничего не значат. <text:span text:style-name="T14">Л</text:span>юди для него лишь ресурс, не более.</text:p>
      <text:p text:style-name="P14">Когда его не ценят, он уходит. Он не способен смириться с непризнанностью. Любое малейшее замечание может де<text:soft-page-break/>мотивировать его, несмотря на то, что оно обоснованное, без цели обидеть или унизить. Когда у него не получается добиться желаемого, он обвиняет других — помешали.</text:p>
      <text:p text:style-name="P49">* * *</text:p>
      <text:p text:style-name="P4">Я уже говорила о его отношении к личному пространству. Но и в этом он себе противоречил. Он часто спрашивал меня, почему я не могу провести время без него? И правда — почему бы и нет?! Найти ответ помог случай.</text:p>
      <text:p text:style-name="P14">Я несколько месяцев не выходила из дому из-за травмы. Мне было одиноко без живого общения. И когда друзья позвали нас в гости, я подумала, что это прекрасная возможность развеяться. Но он сказал, что сегодня у него нет настроения развлекаться. Зная, как он не любит, когда его упрашивают, я не стала с ним спорить и поехала одна.</text:p>
      <text:p text:style-name="P14">Я провела прекрасный вечер в компании друзей. А когда вернулась домой, то выслушала кучу упреков за то, что — оставила его одного! Я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14">Он часто просил меня не вмешиваться в его личное пространство, а в тот вечер я поняла, что и самой проводить время в нашей «семье» не приветствуется. Так чего же он хотел?</text:p>
      <text:p text:style-name="P49"><text:soft-page-break/>* * *</text:p>
      <text:p text:style-name="P14">Даже сейчас мне сложно сформулировать, на что была похожа моя жизнь. Меня лишили права выбора: что говорить, как распоряжаться своим временем, что чувствовать и о чем думать. Моя любовь заставила меня быть удобной.</text:p>
      <text:p text:style-name="P14">Я не знаю, поймете ли вы, но тогда я считала, что все, что у меня есть — это он. Лишиться его означало лишиться всего, потерять смысл жизни. Я была зависима от него во всем. Он дал мне все, а потом забрал. Отношение, в которое я влюбилась, превратилось в равнодушие, понимание в упреки, а любовь — в отвращение...</text:p>
      <text:p text:style-name="P14">Сейчас, оборачиваясь назад, я вижу, как это произошло. Я вижу целую цепочку действий, которые превратили меня в безвольное покорное существо. Это была расчетливая манипуляция, о которой я не догадывалась. Его замечания говорили мне, что со мной что-то не так. Он внушал мне, что я глупа, критикуя мои мысли. Мое стремление быть рядом с ним расценивалось как попытка взять его под контроль...</text:p>
      <text:p text:style-name="P14">Несомненно эти отношения были построены на манипуляции, иначе: почему он меня, такую плохую, не бросал?! Ведь если люди не подходят друг другу — они расходятся! И только в отношениях с манипулятором женщина становится жертвой, заложницей его желания быть для кого-то богом. Желания получить над кем-то полный контроль. Желания повелевать.</text:p>
      <text:p text:style-name="P14">Когда я все это поняла, то увидела весь абсурд наших отношений. Но и это еще не все.</text:p>
      <text:p text:style-name="P14"><text:soft-page-break/>Да, я была покорной, но все еще пыталась противостоять,<text:span text:style-name="T14"> защититься от его несправедливого отношения. И к чему это приводило?</text:span></text:p>
      <text:p text:style-name="P14">Он надевал маску жертвы и обвинял за то, что я «бросила его одного»! Что в отношениях так не поступают! Что я несправедлива к нему!</text:p>
      <text:p text:style-name="P14">И что мы видим? Одни противоречия:</text:p>
      <text:p text:style-name="P28"><text:span text:style-name="T25">«Почему ты не можешь провести время без меня!?» / «Как ты могла оставить меня одного!?»</text:span></text:p>
      <text:p text:style-name="P28"><text:span text:style-name="T25">«Ты сегодня такая красивая!» / «Фу!»</text:span></text:p>
      <text:p text:style-name="P28"><text:span text:style-name="T25">«Ты поражаешь меня своей иррациональностью!» / «Какая хорошая идея!»</text:span></text:p>
      <text:p text:style-name="P14">Но, на самом деле, ему было нужно:</text:p>
      <text:list xml:id="list40303136" text:continue-list="list40301651" text:style-name="список_20_перечисление">
        <text:list-item>
          <text:p text:style-name="P101">оградить меня от какого-либо общения, дабы лишить меня любой попытки получить поддержку со стороны;</text:p>
        </text:list-item>
        <text:list-item>
          <text:p text:style-name="P101">держать меня под давлением и в постоянном психологическом напряжении, чтобы я была покорной;</text:p>
        </text:list-item>
        <text:list-item>
          <text:p text:style-name="P101">исключить любую возможную попытку бегства, чтобы <text:s/>закрепить свою позицию хозяина и увеличить власть надо мной.</text:p>
        </text:list-item>
      </text:list>
      <text:p text:style-name="P49">* * *</text:p>
      <text:p text:style-name="P14">Откровенно говоря, я ему мешала. Он критиковал все, что касается меня. Его все устраивало только когда я сидела молча и его не трогала.</text:p>
      <text:p text:style-name="P14"><text:soft-page-break/>Сейчас я понимаю, что он меня не любил, ведь он просто не способен на это. Зато чертовски хорошо играл роль влюбленного на публике. И, поверьте мне, игр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Поставить точку. Я больше не могла терпеть такое незаслуженное отношение к себе. Но уйти оказалось не так просто. Он догнал меня уже на улице. Он упал передо мной на колени, и рыдал, обнимая мои ноги.</text:p>
      <text:list xml:id="list40300501" text:continue-list="list40305701" text:style-name="диалог">
        <text:list-item>
          <text:p text:style-name="P100">Не уходи! Я тебя люблю! — причитал он. — Что ты со мной делаешь?!</text:p>
        </text:list-item>
      </text:list>
      <text:p text:style-name="P14">Как? Как в это можно не поверить?!</text:p>
      <text:p text:style-name="P14">И я возвращалась. Он получал меня, как награду за талантливо сыгранную роль. Он утверждался за счет таких вот действий, за счет меня и моей любви. А мне, в свою очередь, уходить с каждым разом было все сложнее и сложнее.</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мне подсовывали все новую и новую «правду», обесценивая мою значимость.</text:p>
      <text:p text:style-name="P14">Какие прекрасные здоровые отношения!</text:p>
      <text:h text:style-name="P81"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использовал ее, зная, что я к нему прислушаюсь. Ведь когда наши отношения были еще дружескими, его точка зрения казалась логичной и конструктивной. Но теперь все изменилось.</text:p>
      <text:p text:style-name="P14">Его суждения переросли в замечания. Очень плавно. Я даже не заметила разницы! Я и опомниться не успела, как его забота и поддержка превратилась в унижение.</text:p>
      <text:list xml:id="list40303304" text:continue-numbering="true" text:style-name="диалог">
        <text:list-item>
          <text:p text:style-name="P119"><text:span text:style-name="T25">Каблуки? Ты уверена?...</text:span></text:p>
        </text:list-item>
        <text:list-item>
          <text:p text:style-name="P119"><text:span text:style-name="T25">Ммм... какое платье! А есть что-то другое?</text:span></text:p>
        </text:list-item>
        <text:list-item>
          <text:p text:style-name="P119"><text:span text:style-name="T25">Может в брюнетку перекрасишься? Тебе пойдет!</text:span></text:p>
        </text:list-item>
      </text:list>
      <text:p text:style-name="P14">Он прятал свое недовольство под псевдозаботой. И с каждым разом я одевалась проще, говорила меньше, сидела тише, чтобы избежать замечаний. </text:p>
      <text:p text:style-name="P14">Как я уже сказала, он действовал постепенно. Сначала я привыкла к его поддержке, потом к его обществу, а теперь он сделал меня зависимой и от его мнения. Прежде чем что-то сделать или сказать, я уже думала, как он отреагирует. Позабыв о значимости собственного мнения, я боялась его упреков и ждала одобрения.</text:p>
      <text:p text:style-name="P14">Да, я ждала одобрения, пока он проецировал на мне свою точку зрения. Еще одна манипуляция — заставить прислушаться к нему или получить очередную колкость. И я прислушивалась — кто же любит замечания? Он видел, что это работает и продолжал <office:annotation office:name="__Annotation__13163_230615782"><dc:creator>&lt;анонимный&gt;</dc:creator><dc:date>2018-11-18T19:55:24.78</dc:date><text:p text:style-name="P148"><text:span text:style-name="T67">?</text:span></text:p></office:annotation>продвигать через меня<office:annotation-end office:name="__Annotation__13163_230615782"/> свои идеи. Таким образом он подготовил почву для новых манипуляций.</text:p>
      <text:p text:style-name="P14"><text:soft-page-break/>Как обычно бывает в любых отношениях? Тебе дают совет, а ты отвечаешь: «Спасибо!» Ты знаешь, что тебе желают тебе только добра и доверяешь. 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пользуется моей привязанностью к нему! Что таким образом он самоутверждается, но не за счет собственных достойных поступков, а за счет людей, которые ошибочно считают себя его близкими. Его самооценка взлетала и на время он успокаивался. А я, в свою очередь, упорно отрицала тот факт, что меня просто используют.</text:p>
      <text:p text:style-name="P49">*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0303860" text:continue-numbering="true" text:style-name="диалог">
        <text:list-item>
          <text:p text:style-name="P100">О боже! Что это?!</text:p>
        </text:list-item>
      </text:list>
      <text:p text:style-name="P14"><text:soft-page-break/>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0310755" text:continue-numbering="true" text:style-name="диалог">
        <text:list-item>
          <text:p text:style-name="P100">Уже лучше.</text:p>
        </text:list-item>
        <text:list-item>
          <text:p text:style-name="P100">Ну это уже куда не шло!..</text:p>
        </text:list-item>
      </text:list>
      <text:p text:style-name="P14">Или:</text:p>
      <text:list xml:id="list40305523" text:continue-numbering="true" text:style-name="диалог">
        <text:list-item>
          <text:p text:style-name="P100">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9"><text:soft-page-break/>*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40298904" text:continue-numbering="true" text:style-name="диалог">
        <text:list-item>
          <text:p text:style-name="P100">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text:soft-page-break/>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0297183" text:continue-numbering="true" text:style-name="диалог">
        <text:list-item>
          <text:p text:style-name="P100">Либо тех, либо тех!</text:p>
        </text:list-item>
        <text:list-item>
          <text:p text:style-name="P100">Но я хочу видеть всех в этот день! Это мой день. Это мои друзья...</text:p>
        </text:list-item>
        <text:list-item>
          <text:p text:style-name="P100">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5">«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5">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7"><text:soft-page-break/>В. Адамчик, «Манипулятор. Секреты успешной манипуляции человеком»</text:p>
      <text:p text:style-name="P47"/>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text:soft-page-break/>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text:soft-page-break/>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text:soft-page-break/>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40288608" text:continue-list="list40303136" text:style-name="список_20_перечисление">
        <text:list-item>
          <text:p text:style-name="P101">похвала, поверхностное очарование, поверхностное сочувствие, чрезмерные извинения;</text:p>
        </text:list-item>
        <text:list-item>
          <text:p text:style-name="P101">деньги, одобрение, подарки;</text:p>
        </text:list-item>
        <text:list-item>
          <text:p text:style-name="P101">внимание, выражения лица, такое как притворный смех или улыбка;</text:p>
        </text:list-item>
        <text:list-item>
          <text:p text:style-name="P101">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9"><text:soft-page-break/>*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text:soft-page-break/>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1"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8">Автор неизвестен</text:p>
      <text:p text:style-name="P14"><office:annotation office:name="__Annotation__12066_1179527587"><dc:creator>&lt;анонимный&gt;</dc:creator><dc:date>2018-11-16T22:34:47.41</dc:date><text:p text:style-name="P147"><text:span text:style-name="T66">В больнице носил на руках а дома не кормил</text:span></text:p><text:p text:style-name="P147"><text:span text:style-name="T66"/></text:p></office:annotation>На момент<office:annotation-end office:name="__Annotation__12066_1179527587"/>,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0312475" text:continue-list="list40297183" text:style-name="диалог">
        <text:list-item>
          <text:p text:style-name="P100">Что-то ты бледненькая, тебе плохо? — спросила она.</text:p>
        </text:list-item>
        <text:list-item>
          <text:p text:style-name="P100">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5">*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0293807" text:continue-numbering="true" text:style-name="диалог">
        <text:list-item>
          <text:p text:style-name="P100">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5">*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0294749" text:continue-numbering="true" text:style-name="диалог">
        <text:list-item>
          <text:p text:style-name="P100">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9">*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5">*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5">«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7">Личко А.Е., «Синдром неустойчивого поведения»</text:p>
      <text:p text:style-name="P47"/>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0293401" text:continue-numbering="true" text:style-name="диалог">
        <text:list-item>
          <text:p text:style-name="P100"><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0309084" text:continue-numbering="true" text:style-name="диалог">
        <text:list-item>
          <text:p text:style-name="P100">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5">*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0293683" text:continue-numbering="true" text:style-name="диалог">
        <text:list-item>
          <text:p text:style-name="P100">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0291074" text:continue-numbering="true" text:style-name="диалог">
        <text:list-item>
          <text:p text:style-name="P100">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81"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0290578" text:continue-numbering="true" text:style-name="диалог">
        <text:list-item>
          <text:p text:style-name="P100">Я вчера ходил в кино.</text:p>
        </text:list-item>
      </text:list>
      <text:p text:style-name="P14">Мы едем в за город отдыхать, он скажет:</text:p>
      <text:list xml:id="list40306217" text:continue-numbering="true" text:style-name="диалог">
        <text:list-item>
          <text:p text:style-name="P100">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0298507" text:continue-numbering="true" text:style-name="диалог">
        <text:list-item>
          <text:p text:style-name="P100"><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40303137" text:continue-numbering="true" text:style-name="диалог">
        <text:list-item>
          <text:p text:style-name="P100">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5">*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0293151" text:continue-numbering="true" text:style-name="диалог">
        <text:list-item>
          <text:p text:style-name="P100">Ого, ты что, предложение делаешь?!</text:p>
        </text:list-item>
      </text:list>
      <text:p text:style-name="P14"><text:soft-page-break/>Милый засмеялся и ответил:</text:p>
      <text:list xml:id="list40285977" text:continue-numbering="true" text:style-name="диалог">
        <text:list-item>
          <text:p text:style-name="P119"><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5">* * *</text:p>
      <text:p text:style-name="P14">Часто его просьбы были провокацией и сопровождались:</text:p>
      <text:list xml:id="list40314950" text:continue-numbering="true" text:style-name="диалог">
        <text:list-item>
          <text:p text:style-name="P100">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5">*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0304545" text:continue-numbering="true" text:style-name="диалог">
        <text:list-item>
          <text:p text:style-name="P100"><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40284773" text:continue-numbering="true" text:style-name="диалог">
        <text:list-item>
          <text:p text:style-name="P100">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0305494" text:continue-numbering="true" text:style-name="диалог">
        <text:list-item>
          <text:p text:style-name="P100">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40294846" text:continue-numbering="true" text:style-name="диалог">
        <text:list-item>
          <text:p text:style-name="P100"><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0315912" text:continue-numbering="true" text:style-name="диалог">
        <text:list-item>
          <text:p text:style-name="P100">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0296728" text:continue-numbering="true" text:style-name="диалог">
        <text:list-item>
          <text:p text:style-name="P100">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5"><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0302798" text:continue-numbering="true" text:style-name="диалог">
        <text:list-item>
          <text:p text:style-name="P100">Автобусом?! Лучше бы ты мне не говорила!..</text:p>
        </text:list-item>
      </text:list>
      <text:p text:style-name="P14">Я потратила 4 часа на поиски. Я дошла до восьмой страницы <text:span text:style-name="T50">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0312054" text:continue-numbering="true" text:style-name="диалог">
        <text:list-item>
          <text:p text:style-name="P100">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5">«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7">Ирина Мельниченко, «Мудаки и игра на публику»</text:p>
      <text:p text:style-name="P47"/>
      <text:p text:style-name="P49">*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0304346" text:continue-numbering="true" text:style-name="диалог">
        <text:list-item>
          <text:p text:style-name="P100">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0304007" text:continue-numbering="true" text:style-name="диалог">
        <text:list-item>
          <text:p text:style-name="P100">Сама, котик...</text:p>
        </text:list-item>
        <text:list-item>
          <text:p text:style-name="P100">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0314408" text:continue-numbering="true" text:style-name="диалог">
        <text:list-item>
          <text:p text:style-name="P100">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1"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8">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5">«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5"><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7">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5">«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5">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7">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0290630" text:continue-numbering="true" text:style-name="диалог">
        <text:list-item>
          <text:p text:style-name="P100">Тю! Ты серьезно?! Посмотри на себя! Это был вопрос времени! Она слишком хороша для тебя! Хватит нюни распускать!..</text:p>
        </text:list-item>
      </text:list>
      <text:p text:style-name="P55">*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40314917" text:continue-numbering="true" text:style-name="диалог">
        <text:list-item>
          <text:p text:style-name="P119"><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0310107" text:continue-numbering="true" text:style-name="диалог">
        <text:list-item>
          <text:p text:style-name="P119"><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5">«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5">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7">Я. А. Волкова, «Деструктивное общение в когнитивно-дискурсивном аспекте»</text:p>
      <text:p text:style-name="P47"/>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0290557" text:continue-numbering="true" text:style-name="диалог">
        <text:list-item>
          <text:p text:style-name="P100">Неужели тебе нравятся такое общение!?</text:p>
        </text:list-item>
      </text:list>
      <text:p text:style-name="P28">Ответ всегда был один:</text:p>
      <text:list xml:id="list40284728" text:continue-numbering="true" text:style-name="диалог">
        <text:list-item>
          <text:p text:style-name="P100">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5">* * *</text:p>
      <text:p text:style-name="P14">Вернемся к делу. Основных тем у них было несколько:</text:p>
      <text:list xml:id="list40290386" text:continue-list="list40288608" text:style-name="список_20_перечисление">
        <text:list-item>
          <text:p text:style-name="P101">женские жопы;</text:p>
        </text:list-item>
        <text:list-item>
          <text:p text:style-name="P101">как изменить девушке/жене и сделать так, чтоб об этом никто не узнал;</text:p>
        </text:list-item>
        <text:list-item>
          <text:p text:style-name="P101">печальная история о том, как одна их общая подруга «дала» им всем, кроме одного, чем жестоко задела самолюбие оного;</text:p>
        </text:list-item>
        <text:list-item>
          <text:p text:style-name="P101">размер мужского достоинства;</text:p>
        </text:list-item>
        <text:list-item>
          <text:p text:style-name="P101"><text:soft-page-break/>HOTS<text:note text:id="ftn8" text:note-class="footnote"><text:note-citation text:label="*">*</text:note-citation><text:note-body><text:p text:style-name="Footnote"><text:span text:style-name="T50">HOTS (Heroes of the Storm) – </text:span><text:span text:style-name="T14">компьютерная игра, разработанная </text:span><text:span text:style-name="T50">Blizzard Entertainment.</text:span></text:p></text:note-body></text:note>;</text:p>
        </text:list-item>
        <text:list-item>
          <text:p text:style-name="P101">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5">«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7">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5">*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40285721" text:continue-list="list40284728" text:style-name="диалог">
        <text:list-item>
          <text:p text:style-name="P100">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40315973" text:continue-numbering="true" text:style-name="диалог">
        <text:list-item>
          <text:p text:style-name="P100">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5">* * *</text:p>
      <text:p text:style-name="P14">Не могу не вставить пару слов о его семье... Точнее — 4 слова:</text:p>
      <text:list xml:id="list4727854948575041761" text:style-name="List_20_1">
        <text:list-item>
          <text:p text:style-name="P102">Все</text:p>
        </text:list-item>
        <text:list-item>
          <text:p text:style-name="P102">Друг</text:p>
        </text:list-item>
        <text:list-item>
          <text:p text:style-name="P102">Друга</text:p>
        </text:list-item>
        <text:list-item>
          <text:p text:style-name="P102">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0295477" text:continue-list="list40315973" text:style-name="диалог">
        <text:list-item>
          <text:p text:style-name="P100">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0297031" text:continue-numbering="true" text:style-name="диалог">
        <text:list-item>
          <text:p text:style-name="P103">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1"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0298223" text:continue-numbering="true" text:style-name="диалог">
        <text:list-item>
          <text:p text:style-name="P103">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6">*</text:span><text:span text:style-name="T25">разболелся зуб</text:span><text:span text:style-name="T46">*</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40291089" text:continue-numbering="true" text:style-name="диалог">
        <text:list-item>
          <text:p text:style-name="P103"><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5">*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0297561" text:continue-numbering="true" text:style-name="диалог">
        <text:list-item>
          <text:p text:style-name="P103">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5">*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0285102" text:continue-numbering="true" text:style-name="диалог">
        <text:list-item>
          <text:p text:style-name="P103">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40300461" text:continue-numbering="true" text:style-name="диалог">
        <text:list-item>
          <text:p text:style-name="P103">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8">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40307578" text:continue-numbering="true" text:style-name="диалог">
        <text:list-item>
          <text:p text:style-name="P103">Пойдем купим тебе что-нибудь новое.</text:p>
        </text:list-item>
      </text:list>
      <text:p text:style-name="P4">Он отвечал:</text:p>
      <text:list xml:id="list40312747" text:continue-numbering="true" text:style-name="диалог">
        <text:list-item>
          <text:p text:style-name="P103">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9">*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0298377" text:continue-numbering="true" text:style-name="диалог">
        <text:list-item>
          <text:p text:style-name="P103">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40309008" text:continue-numbering="true" text:style-name="диалог">
        <text:list-item>
          <text:p text:style-name="P103">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0314324" text:continue-numbering="true" text:style-name="диалог">
        <text:list-item>
          <text:p text:style-name="P103">Это не я...</text:p>
        </text:list-item>
        <text:list-item>
          <text:p text:style-name="P103">Если я этого не помню, значит этого не было.</text:p>
        </text:list-item>
        <text:list-item>
          <text:p text:style-name="P103">Я имею право хранить молчание.</text:p>
        </text:list-item>
        <text:list-item>
          <text:p text:style-name="P103">Я ничего не обещал.</text:p>
        </text:list-item>
      </text:list>
      <text:p text:style-name="P55">*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0285553" text:continue-numbering="true" text:style-name="диалог">
        <text:list-item>
          <text:p text:style-name="P103">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5">*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5">*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9">«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9">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9"><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9">В судьбу я не верю, я верю только в свои силы. Если ты считаешь, что сил больше нет — я не вправе тебе ничего навязывать.»</text:p>
      <text:p text:style-name="P59"/>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0294161" text:continue-numbering="true" text:style-name="диалог">
        <text:list-item>
          <text:p text:style-name="P103">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9">«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9">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9"><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9">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9">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9">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9">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9">Я растерян и не знаю, что мне делать. Мне страшно и я обессилен. Ты не можешь быть такой бесчувственной и бросить меня, когда ты мне так нужна!</text:p>
      <text:p text:style-name="P59">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9"><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9">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9">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9"/>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1"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0309321" text:continue-numbering="true" text:style-name="диалог">
        <text:list-item>
          <text:p text:style-name="P103">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40307761" text:continue-numbering="true" text:style-name="диалог">
        <text:list-item>
          <text:p text:style-name="P103">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0286435" text:continue-numbering="true" text:style-name="диалог">
        <text:list-item>
          <text:p text:style-name="P103">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40291523" text:continue-numbering="true" text:style-name="диалог">
        <text:list-item>
          <text:p text:style-name="P103"><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40290222" text:continue-numbering="true" text:style-name="диалог">
        <text:list-item>
          <text:p text:style-name="P103">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4">«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4">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7">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7">*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0297975" text:continue-numbering="true" text:style-name="диалог">
        <text:list-item>
          <text:p text:style-name="P103">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40306165" text:continue-numbering="true" text:style-name="диалог">
        <text:list-item>
          <text:p text:style-name="P103">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40304045" text:continue-numbering="true" text:style-name="диалог">
        <text:list-item>
          <text:p text:style-name="P103">Да кому ты нужна, кроме меня?! — и понимала, что и правда, ведь в ней столько недостатков! Она ведь постоянно в чем-то виновата...</text:p>
        </text:list-item>
        <text:list-item>
          <text:p text:style-name="P103">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103">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40302304" text:continue-numbering="true" text:style-name="диалог">
        <text:list-item>
          <text:p text:style-name="P103">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1"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40301558" text:continue-numbering="true" text:style-name="диалог">
        <text:list-item>
          <text:p text:style-name="P103">Я могу с этим жить? — Да.</text:p>
        </text:list-item>
        <text:list-item>
          <text:p text:style-name="P103">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40297888" text:continue-numbering="true" text:style-name="диалог">
        <text:list-item>
          <text:p text:style-name="P103">Не ной.</text:p>
        </text:list-item>
        <text:list-item>
          <text:p text:style-name="P103">Мне неинтересно это слушать.</text:p>
        </text:list-item>
        <text:list-item>
          <text:p text:style-name="P103">Это ты виновата, это ты допустила.</text:p>
        </text:list-item>
        <text:list-item>
          <text:p text:style-name="P103">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0283408" text:continue-numbering="true" text:style-name="диалог">
        <text:list-item>
          <text:p text:style-name="P103">А я тут при чем?!</text:p>
        </text:list-item>
      </text:list>
      <text:p text:style-name="P4">Или:</text:p>
      <text:list xml:id="list40287212" text:continue-numbering="true" text:style-name="диалог">
        <text:list-item>
          <text:p text:style-name="P103">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0300679" text:continue-numbering="true" text:style-name="диалог">
        <text:list-item>
          <text:p text:style-name="P103">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0287525" text:continue-numbering="true" text:style-name="диалог">
        <text:list-item>
          <text:p text:style-name="P103">Хватит ныть! Соберись, тряпка!</text:p>
        </text:list-item>
      </text:list>
      <text:p text:style-name="P4">Он не хотел слушать о моих проблемах и называл это нежелание — «д<office:annotation office:name="__Annotation__13064_625720162"><dc:creator>&lt;анонимный&gt;</dc:creator><dc:date>2018-11-17T22:15:50.57</dc:date><text:p text:style-name="P147"><text:span text:style-name="T66">Стол переговоров</text:span></text:p></office:annotation>ипломатией<office:annotation-end office:name="__Annotation__13064_625720162"/>». Свою «спину» он называл дипломатической реакцией на мое иррациональное поведение.</text:p>
      <text:p text:style-name="P55">*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40283693" text:continue-numbering="true" text:style-name="диалог">
        <text:list-item>
          <text:p text:style-name="P115"><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6">*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9">*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0293349" text:continue-numbering="true" text:style-name="диалог">
        <text:list-item>
          <text:p text:style-name="P103">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0288260" text:continue-numbering="true" text:style-name="диалог">
        <text:list-item>
          <text:p text:style-name="P103">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40291526" text:continue-numbering="true" text:style-name="диалог">
        <text:list-item>
          <text:p text:style-name="P103">Ты же девочка, ты должна быть слабой... (в понимании женственности).</text:p>
        </text:list-item>
      </text:list>
      <text:p text:style-name="P4">У меня один ответ:</text:p>
      <text:list xml:id="list40286294" text:continue-numbering="true" text:style-name="диалог">
        <text:list-item>
          <text:p text:style-name="P103">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0300704" text:continue-numbering="true" text:style-name="диалог">
        <text:list-item>
          <text:p text:style-name="P103">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1"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8">Фаина Раневская</text:p>
      <text:p text:style-name="P46">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0306049" text:continue-numbering="true" text:style-name="диалог">
        <text:list-item>
          <text:p text:style-name="P103">Я никогда не говорил это!</text:p>
        </text:list-item>
      </text:list>
      <text:p text:style-name="P4">И вот вы начинаете сомневаться в том, что слышали.</text:p>
      <text:list xml:id="list40288668" text:continue-numbering="true" text:style-name="диалог">
        <text:list-item>
          <text:p text:style-name="P103">Тебе кажется, что ты переживаешь! Ничего ты не переживаешь!</text:p>
        </text:list-item>
      </text:list>
      <text:p text:style-name="P4">И вы сомневаетесь, что ваши переживания реальны.</text:p>
      <text:list xml:id="list40288584" text:continue-numbering="true" text:style-name="диалог">
        <text:list-item>
          <text:p text:style-name="P103">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40303033" text:continue-numbering="true" text:style-name="диалог">
        <text:list-item>
          <text:p text:style-name="P103">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0300469" text:continue-numbering="true" text:style-name="диалог">
        <text:list-item>
          <text:p text:style-name="P103">Ну не говорил, так не говорил...</text:p>
        </text:list-item>
      </text:list>
      <text:p text:style-name="P49">*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40312519" text:continue-numbering="true" text:style-name="диалог">
        <text:list-item>
          <text:p text:style-name="P103">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40292795" text:continue-numbering="true" text:style-name="диалог">
        <text:list-item>
          <text:p text:style-name="P103">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0296153" text:continue-numbering="true" text:style-name="диалог">
        <text:list-item>
          <text:p text:style-name="P103">Ну говорил, так говорил... Я снова все напутала.</text:p>
          <text:p text:style-name="P140"/>
        </text:list-item>
      </text:list>
      <text:p text:style-name="P64">«Для того чтобы сидеть в клетке, не всегда нужны прутья.»</text:p>
      <text:p text:style-name="P47">Рональд Дэвид Лэйнг, «Политика семьи»</text:p>
      <text:p text:style-name="P47"/>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40292926" text:continue-numbering="true" text:style-name="диалог">
        <text:list-item>
          <text:p text:style-name="P103">Но ведь было же!</text:p>
        </text:list-item>
      </text:list>
      <text:p text:style-name="P4">Но мне повторяли и повторяли:</text:p>
      <text:list xml:id="list40288712" text:continue-numbering="true" text:style-name="диалог">
        <text:list-item>
          <text:p text:style-name="P103">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40306745" text:continue-numbering="true" text:style-name="диалог">
        <text:list-item>
          <text:p text:style-name="P103"><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0296246" text:continue-numbering="true" text:style-name="диалог">
        <text:list-item>
          <text:p text:style-name="P103">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0296199" text:continue-numbering="true" text:style-name="диалог">
        <text:list-item>
          <text:p text:style-name="P103"><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40306219" text:continue-numbering="true" text:style-name="диалог">
        <text:list-item>
          <text:p text:style-name="P103">Ты уже так вела себя на прошлой неделе.</text:p>
        </text:list-item>
      </text:list>
      <text:p text:style-name="P4">Я пыталась оправдаться, и говорила, что в той ситуации были те же причины:</text:p>
      <text:list xml:id="list40287786" text:continue-numbering="true" text:style-name="диалог">
        <text:list-item>
          <text:p text:style-name="P103">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40299095" text:continue-numbering="true" text:style-name="диалог">
        <text:list-item>
          <text:p text:style-name="P103">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40309760" text:continue-numbering="true" text:style-name="диалог">
        <text:list-item>
          <text:p text:style-name="P103">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0291435" text:continue-numbering="true" text:style-name="диалог">
        <text:list-item>
          <text:p text:style-name="P103">Да все считают, что ты неадекватная!</text:p>
        </text:list-item>
      </text:list>
      <text:p text:style-name="P4">Или:</text:p>
      <text:list xml:id="list40305465" text:continue-numbering="true" text:style-name="диалог">
        <text:list-item>
          <text:p text:style-name="P103">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5">*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0304162" text:continue-numbering="true" text:style-name="диалог">
        <text:list-item>
          <text:p text:style-name="P103">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4">«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4">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9">*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5">*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0284442" text:continue-numbering="true" text:style-name="диалог">
        <text:list-item>
          <text:p text:style-name="P103">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40298512" text:continue-numbering="true" text:style-name="диалог">
        <text:list-item>
          <text:p text:style-name="P103">Я уже дома. А ты где? — по голосу было понятно, что он улыбается.</text:p>
        </text:list-item>
        <text:list-item>
          <text:p text:style-name="P103">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0297172" text:continue-numbering="true" text:style-name="диалог">
        <text:list-item>
          <text:p text:style-name="P103">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0314385" text:continue-numbering="true" text:style-name="диалог">
        <text:list-item>
          <text:p text:style-name="P103">Помнишь, утром коту вкололи лекарство?</text:p>
        </text:list-item>
        <text:list-item>
          <text:p text:style-name="P103">Помню.</text:p>
        </text:list-item>
        <text:list-item>
          <text:p text:style-name="P103">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103"><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103">Да, но с небольшой поправкой — пока не буду уверена в том, что лекарство подействовало, и ему легче.</text:p>
        </text:list-item>
        <text:list-item>
          <text:p text:style-name="P103">Я тебя неправильно понял...</text:p>
        </text:list-item>
        <text:list-item>
          <text:p text:style-name="P103">А что конкретно ты не так понял? Тебе нужно было просто набрать меня, когда освободишься и узнать, пойду я с тобой или нет?</text:p>
        </text:list-item>
        <text:list-item>
          <text:p text:style-name="P103">Я подумал, что если коту плохо, то ты никуда не пойдешь.</text:p>
        </text:list-item>
        <text:list-item>
          <text:p text:style-name="P103">Но мы договорились, что если ему станет лучше, то я пойду. Было?</text:p>
        </text:list-item>
        <text:list-item>
          <text:p text:style-name="P103">Было.</text:p>
        </text:list-item>
        <text:list-item>
          <text:p text:style-name="P103">Так почему ты не позвонил?</text:p>
        </text:list-item>
        <text:list-item>
          <text:p text:style-name="P103">Я тебя не так понял...</text:p>
          <text:p text:style-name="P103"/>
        </text:list-item>
      </text:list>
      <text:p text:style-name="P64">«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4">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7"><text:soft-page-break/>С. А. Зелинский, «Психотехнологии гипнотического манипулирования сознанием»</text:p>
      <text:p text:style-name="P47"/>
      <text:p text:style-name="P4">И эта техника прекрасно прослеживается здесь:</text:p>
      <text:list xml:id="list40290925" text:continue-numbering="true" text:style-name="диалог">
        <text:list-item>
          <text:p text:style-name="P115"><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5"><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40286491" text:continue-numbering="true" text:style-name="диалог">
        <text:list-item>
          <text:p text:style-name="P103">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1"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8">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0314895" text:continue-numbering="true" text:style-name="диалог">
        <text:list-item>
          <text:p text:style-name="P103"><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40304577" text:continue-numbering="true" text:style-name="диалог">
        <text:list-item>
          <text:p text:style-name="P103">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0291000" text:continue-numbering="true" text:style-name="диалог">
        <text:list-item>
          <text:p text:style-name="P103">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5"><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40301731" text:continue-numbering="true" text:style-name="диалог">
        <text:list-item>
          <text:p text:style-name="P103">Все не так! Я ожидал совсем другого! Ты все неправильно сделала!</text:p>
        </text:list-item>
        <text:list-item>
          <text:p text:style-name="P103">А что конкретно тебя не устраивает — манера письма?</text:p>
        </text:list-item>
        <text:list-item>
          <text:p text:style-name="P103">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40309676" text:continue-list="list4727854948575041761" text:style-name="List_20_1">
        <text:list-item text:start-value="1">
          <text:p text:style-name="P104">У меня</text:p>
        </text:list-item>
        <text:list-item>
          <text:p text:style-name="P104">Идеальная</text:p>
        </text:list-item>
        <text:list-item>
          <text:p text:style-name="P104">Девушка</text:p>
        </text:list-item>
        <text:list-item>
          <text:p text:style-name="P104">Которую</text:p>
        </text:list-item>
        <text:list-item>
          <text:p text:style-name="P104">Я очень</text:p>
        </text:list-item>
        <text:list-item>
          <text:p text:style-name="P104">Сильно</text:p>
        </text:list-item>
        <text:list-item>
          <text:p text:style-name="P104">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4">«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4">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4">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7"><text:soft-page-break/>С. А. Зелинский, «Методы, приемы и способы манипуляций. (Современные психотехнологии манипулирования)»</text:p>
      <text:p text:style-name="P47"/>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4">«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4">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7"><text:soft-page-break/>С. А. Зелинский, «Методы, приемы и способы манипуляций. (Современные психотехнологии манипулирования)»</text:p>
      <text:p text:style-name="P47"/>
      <text:p text:style-name="P4">Когда я спокойным тоном попросила его расслабиться и не перебивать меня, мол, мы ведь разговариваем.</text:p>
      <text:list xml:id="list40298671" text:continue-list="list40301731" text:style-name="диалог">
        <text:list-item>
          <text:p text:style-name="P103">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0303116" text:continue-numbering="true" text:style-name="диалог">
        <text:list-item>
          <text:p text:style-name="P103">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0296640" text:continue-numbering="true" text:style-name="диалог">
        <text:list-item>
          <text:p text:style-name="P103">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40286331" text:continue-numbering="true" text:style-name="диалог">
        <text:list-item>
          <text:p text:style-name="P103"><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0286528" text:continue-numbering="true" text:style-name="диалог">
        <text:list-item>
          <text:p text:style-name="P103"><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5">*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1"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8">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9">«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9"/>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5">*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0295625" text:continue-numbering="true" text:style-name="диалог">
        <text:list-item>
          <text:p text:style-name="P103">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5">*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0306602" text:continue-numbering="true" text:style-name="диалог">
        <text:list-item>
          <text:p text:style-name="P103">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5">*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9">«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9">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0301033" text:continue-numbering="true" text:style-name="диалог">
        <text:list-item>
          <text:p text:style-name="P103">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0284427" text:continue-numbering="true" text:style-name="диалог">
        <text:list-item>
          <text:p text:style-name="P103">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1"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40304328" text:continue-numbering="true" text:style-name="диалог">
        <text:list-item>
          <text:p text:style-name="P103">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40314394" text:continue-numbering="true" text:style-name="диалог">
        <text:list-item>
          <text:p text:style-name="P103">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40315080" text:continue-numbering="true" text:style-name="диалог">
        <text:list-item>
          <text:p text:style-name="P103"><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5"><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0302666" text:continue-numbering="true" text:style-name="диалог">
        <text:list-item>
          <text:p text:style-name="P103">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1"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40304344" text:continue-numbering="true" text:style-name="диалог">
        <text:list-item>
          <text:p text:style-name="P103">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40294646" text:continue-numbering="true" text:style-name="диалог">
        <text:list-item>
          <text:p text:style-name="P103"><text:soft-page-break/>Тебе что, потрахаться не с кем? — спросила я его.</text:p>
        </text:list-item>
      </text:list>
      <text:p text:style-name="P44">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5">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3"><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0295038" text:continue-numbering="true" text:style-name="диалог">
        <text:list-item>
          <text:p text:style-name="P103">Ты очень хорошо выглядишь.</text:p>
        </text:list-item>
        <text:list-item>
          <text:p text:style-name="P103">Я очень за тобой соскучился.</text:p>
        </text:list-item>
        <text:list-item>
          <text:p text:style-name="P103">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40295090" text:continue-numbering="true" text:style-name="диалог">
        <text:list-item>
          <text:p text:style-name="P103"><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103">А по вторникам? — спросил он.</text:p>
        </text:list-item>
        <text:list-item>
          <text:p text:style-name="P103">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1"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40300140" text:continue-numbering="true" text:style-name="диалог">
        <text:list-item>
          <text:p text:style-name="P103">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0291892" text:continue-numbering="true" text:style-name="диалог">
        <text:list-item>
          <text:p text:style-name="P103">А скажите мне, пожалуйста, зачем вам Яна?</text:p>
        </text:list-item>
        <text:list-item>
          <text:p text:style-name="P103">В смысле: «зачем мне Яна»? <text:span text:style-name="T14">Я ее люблю! — его ответ сопровождался задорными смешками.</text:span></text:p>
        </text:list-item>
        <text:list-item>
          <text:p text:style-name="P103">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0310336" text:continue-numbering="true" text:style-name="диалог">
        <text:list-item>
          <text:p text:style-name="P103">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1"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40312690" text:continue-numbering="true" text:style-name="диалог">
        <text:list-item>
          <text:p text:style-name="P103"><text:soft-page-break/>Котик, а когда ты принял такое решение — на мне жениться?</text:p>
        </text:list-item>
        <text:list-item>
          <text:p text:style-name="P103">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40294806" text:continue-list="list40309676" text:style-name="List_20_1">
        <text:list-item>
          <text:list>
            <text:list-item>
              <text:p text:style-name="P104">мне это не нравится;</text:p>
            </text:list-item>
            <text:list-item>
              <text:p text:style-name="P104">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40303862" text:continue-list="list40312690" text:style-name="диалог">
        <text:list-item>
          <text:p text:style-name="P103">Ну и когда же мы поженимся? — спросила я.</text:p>
        </text:list-item>
        <text:list-item>
          <text:p text:style-name="P103">Давай летом. — предложил он.</text:p>
        </text:list-item>
      </text:list>
      <text:p text:style-name="P4">Отличная идея.</text:p>
      <text:p text:style-name="P4">Я не знаю, как мы вообще до лета дожили.</text:p>
      <text:h text:style-name="P81"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0297648" text:continue-numbering="true" text:style-name="диалог">
        <text:list-item>
          <text:p text:style-name="P103"><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40313452" text:continue-numbering="true" text:style-name="диалог">
        <text:list-item>
          <text:p text:style-name="P103">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9">* * *</text:p>
      <text:p text:style-name="P41">У меня сохранилась переписка, где на следующий день он идет на попятную — забирает свои слова назад:</text:p>
      <text:list xml:id="list40307502" text:continue-numbering="true" text:style-name="диалог">
        <text:list-item>
          <text:p text:style-name="P103">...Я не хотел никогда никаких бумажек. Вчера это был просто разговор, из которого ты нашифровала!</text:p>
        </text:list-item>
        <text:list-item>
          <text:p text:style-name="P103">«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103">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103">Меня такое отношение мягко говоря не устраивает! Что-то ты часто уходишь от своих <text:s/>слов! С аргументом: «Я ляпнул не подумав»...</text:p>
        </text:list-item>
        <text:list-item>
          <text:p text:style-name="P103">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5"><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103">Поэтому я не понимаю, почему ты так упорно ее пытаешься пропихнуть, когда причина не в этом!? — он стоит на своем.</text:p>
        </text:list-item>
        <text:list-item>
          <text:p text:style-name="P103">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5"><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0315126" text:continue-numbering="true" text:style-name="диалог">
        <text:list-item>
          <text:p text:style-name="P103">Когда вещи заберешь? — пишет он в тот же день.</text:p>
        </text:list-item>
        <text:list-item>
          <text:p text:style-name="P103"><text:soft-page-break/>Сегодня, — отвечаю я, на что он отвечает:</text:p>
        </text:list-item>
        <text:list-item>
          <text:p text:style-name="P103">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0291762" text:continue-numbering="true" text:style-name="диалог">
        <text:list-item>
          <text:p text:style-name="P103">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1"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4">«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7">Анджей Сапковский, «Крещение огнём»</text:p>
      <text:p text:style-name="P47"/>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4">«Мы все должны бояться злых людей. Но есть другое зло, которого мы должны бояться еще больше. Это зло — равнодушие хороших людей.»</text:p>
      <text:p text:style-name="P47">Х/Ф «Святые из Бундока»</text:p>
      <text:p text:style-name="P47"/>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0309450" text:continue-numbering="true" text:style-name="диалог">
        <text:list-item>
          <text:p text:style-name="P103">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0296794" text:continue-numbering="true" text:style-name="диалог">
        <text:list-item>
          <text:p text:style-name="P103">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40285478" text:continue-numbering="true" text:style-name="диалог">
        <text:list-item>
          <text:p text:style-name="P103">Давай завтра созвонимся и обсудим <text:span text:style-name="T50">&lt;</text:span>уже не помню что<text:span text:style-name="T50">&gt;</text:span>...</text:p>
        </text:list-item>
        <text:list-item>
          <text:p text:style-name="P103"><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40300670" text:continue-numbering="true" text:style-name="диалог">
        <text:list-item>
          <text:p text:style-name="P103">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5"><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0303280" text:continue-numbering="true" text:style-name="диалог">
        <text:list-item>
          <text:p text:style-name="P103">Да, мать, ты такая сильная! Я бы так не смогла...</text:p>
        </text:list-item>
        <text:list-item>
          <text:p text:style-name="P103">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103">Я бы не смогла простить, но ты молодец!</text:p>
        </text:list-item>
        <text:list-item>
          <text:p text:style-name="P103">Что простить?</text:p>
        </text:list-item>
        <text:list-item>
          <text:p text:style-name="P103">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40289832" text:continue-numbering="true" text:style-name="диалог">
        <text:list-item>
          <text:p text:style-name="P103">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0307095" text:continue-numbering="true" text:style-name="диалог">
        <text:list-item>
          <text:p text:style-name="P103">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5"><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0296949" text:continue-numbering="true" text:style-name="диалог">
        <text:list-item>
          <text:p text:style-name="P103">Все в порядке;</text:p>
        </text:list-item>
        <text:list-item>
          <text:p text:style-name="P103">Ты себе накручиваешь;</text:p>
        </text:list-item>
        <text:list-item>
          <text:p text:style-name="P103"><text:soft-page-break/>Ты придумываешь драму на пустом месте;</text:p>
        </text:list-item>
        <text:list-item>
          <text:p text:style-name="P103">Ты паришься без причины...</text:p>
        </text:list-item>
        <text:list-item>
          <text:p text:style-name="P103">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5">*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4">«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7">Анджей Сапковский, «Крещение огнём»</text:p>
      <text:p text:style-name="P47"/>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5">*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0301650" text:continue-numbering="true" text:style-name="диалог">
        <text:list-item>
          <text:p text:style-name="P103">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0312989" text:continue-numbering="true" text:style-name="диалог">
        <text:list-item>
          <text:p text:style-name="P103">И что тебе приснилось? — спросил он.</text:p>
        </text:list-item>
        <text:list-item>
          <text:p text:style-name="P103">Мне приснилось, что ты меня обманываешь... — я взяла себя в руки и посмотрела ему прямо в глаза. Я хотела увидеть реакцию и увидела.</text:p>
        </text:list-item>
        <text:list-item>
          <text:p text:style-name="P103">В смысле: «обманываю»? Что я тебе изменил?</text:p>
        </text:list-item>
        <text:list-item>
          <text:p text:style-name="P103">Да, — ответила я, — с темноволосой девочкой.</text:p>
        </text:list-item>
        <text:list-item>
          <text:p text:style-name="P103">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40308891" text:continue-numbering="true" text:style-name="диалог">
        <text:list-item>
          <text:p text:style-name="P103">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40289587" text:continue-numbering="true" text:style-name="диалог">
        <text:list-item>
          <text:p text:style-name="P103">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40284200" text:continue-numbering="true" text:style-name="диалог">
        <text:list-item>
          <text:p text:style-name="P103">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40292818" text:continue-numbering="true" text:style-name="диалог">
        <text:list-item>
          <text:p text:style-name="P115"><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40308519" text:continue-numbering="true" text:style-name="диалог">
        <text:list-item>
          <text:p text:style-name="P115"><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0292961" text:continue-numbering="true" text:style-name="диалог">
        <text:list-item>
          <text:p text:style-name="P103">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5">*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0284286" text:continue-numbering="true" text:style-name="диалог">
        <text:list-item>
          <text:p text:style-name="P103"><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40309371" text:continue-numbering="true" text:style-name="диалог">
        <text:list-item>
          <text:p text:style-name="P103">Я тонко намекну, так сказать. И либо намек будет услышан, либо нет. — пишет он.</text:p>
        </text:list-item>
        <text:list-item>
          <text:p text:style-name="P103"><text:soft-page-break/>А ты рассматривал вариант, что тебя просто попробуют, а потом скажут, что это было так — просто для души отдохнуть?</text:p>
        </text:list-item>
        <text:list-item>
          <text:p text:style-name="P115"><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9">*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0295548" text:continue-list="list40290386" text:style-name="список_20_перечисление">
        <text:list-item>
          <text:p text:style-name="P105">на людях — привязанность к жертве. Окружающие умиляются такой замечательной парой!</text:p>
        </text:list-item>
        <text:list-item>
          <text:p text:style-name="P105">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9">«Она меня понимает, а ты нет. Кто ты вообще такая, чтобы втягивать ее в наши разборки?! Ты не должна этого делать!</text:p>
      <text:p text:style-name="P59">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9">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9"/>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5"><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0288213" text:continue-list="list40309371" text:style-name="диалог">
        <text:list-item>
          <text:p text:style-name="P115"><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6">достойны</text:span><text:span text:style-name="T40">м</text:span><text:span text:style-name="T46">.</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0295991" text:continue-numbering="true" text:style-name="диалог">
        <text:list-item>
          <text:p text:style-name="P103">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5">* * *</text:p>
      <text:p text:style-name="P4">Идем дальше.</text:p>
      <text:list xml:id="list40289424" text:continue-numbering="true" text:style-name="диалог">
        <text:list-item>
          <text:p text:style-name="P103">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0287497" text:continue-numbering="true" text:style-name="диалог">
        <text:list-item>
          <text:p text:style-name="P103">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0288598" text:continue-numbering="true" text:style-name="диалог">
        <text:list-item>
          <text:p text:style-name="P115"><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5">* * *</text:p>
      <text:list xml:id="list40295106" text:continue-numbering="true" text:style-name="диалог">
        <text:list-item>
          <text:p text:style-name="P103">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103">Я счастлива, когда все открыто, все прозрачно, но ты начинаешь защищаться, хотя на тебя никто не нападает...</text:p>
        </text:list-item>
        <text:list-item>
          <text:p text:style-name="P103"><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9">«<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9">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9"/>
      <text:p text:style-name="P4">Едем дальше.</text:p>
      <text:list xml:id="list40308028" text:continue-numbering="true" text:style-name="диалог">
        <text:list-item>
          <text:p text:style-name="P103">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40297606" text:continue-numbering="true" text:style-name="диалог">
        <text:list-item>
          <text:p text:style-name="P115"><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9">«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9"/>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40309174" text:continue-numbering="true" text:style-name="диалог">
        <text:list-item>
          <text:p text:style-name="P103">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40285040" text:continue-numbering="true" text:style-name="диалог">
        <text:list-item>
          <text:p text:style-name="P103">Ты понимаешь, что существует определенная ответственность, которая, извини, ложится на твои плечи?! — спрашивает он.</text:p>
        </text:list-item>
        <text:list-item>
          <text:p text:style-name="P103">Какого рода ответственность? — спрашиваю я.</text:p>
        </text:list-item>
        <text:list-item>
          <text:p text:style-name="P103">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5"><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40291104" text:continue-numbering="true" text:style-name="диалог">
        <text:list-item>
          <text:p text:style-name="P103">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0297324" text:continue-numbering="true" text:style-name="диалог">
        <text:list-item>
          <text:p text:style-name="P103">Я не могу с этим спокойно смириться. — причитал он.</text:p>
        </text:list-item>
        <text:list-item>
          <text:p text:style-name="P103">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9">«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9">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9">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9"/>
      <text:p text:style-name="P4">Вот еще несколько его реплик:</text:p>
      <text:list xml:id="list40286893" text:continue-numbering="true" text:style-name="диалог">
        <text:list-item>
          <text:p text:style-name="P103"><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0294897" text:continue-numbering="true" text:style-name="диалог">
        <text:list-item>
          <text:p text:style-name="P103">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40287421" text:continue-numbering="true" text:style-name="диалог">
        <text:list-item>
          <text:p text:style-name="P115"><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0305540" text:continue-numbering="true" text:style-name="диалог">
        <text:list-item>
          <text:p text:style-name="P103">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1"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0308454" text:continue-numbering="true" text:style-name="диалог">
        <text:list-item>
          <text:p text:style-name="P103">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40306202" text:continue-numbering="true" text:style-name="диалог">
        <text:list-item>
          <text:p text:style-name="P115"><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103"><text:soft-page-break/>Ой, да я ее еще с университета знаю, — сказал он и его ответ сопровождался нервными смешками, — а что?</text:p>
        </text:list-item>
        <text:list-item>
          <text:p text:style-name="P103">Она тебе сообщение прислала: «А ты сегодня в парадном белье?» Это как понимать?</text:p>
        </text:list-item>
        <text:list-item>
          <text:p text:style-name="P103">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0299308" text:continue-numbering="true" text:style-name="диалог">
        <text:list-item>
          <text:p text:style-name="P103">Что ты придумываешь?! Ты что шуток не понимаешь?</text:p>
        </text:list-item>
        <text:list-item>
          <text:p text:style-name="P103">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51">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5">*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5">* * *</text:p>
      <text:p text:style-name="P4">На следующий день мне написала ТэТэ на личный номер:</text:p>
      <text:p text:style-name="P4"/>
      <text:p text:style-name="P59">«Он в панике по поводу происходящего. И я чувствую себя, отчасти, виноватой. Не знаю, что именно ты там прочла, но это несерьезно...</text:p>
      <text:p text:style-name="P59">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9">Ему ведь не все равно... Не возьмусь говорить о высоких чувствах, но то, что не все-равно, это точно.»</text:p>
      <text:p text:style-name="P59"/>
      <text:list xml:id="list40294364" text:continue-numbering="true" text:style-name="диалог">
        <text:list-item>
          <text:p text:style-name="P103">Ты мужу переписку показывала? — спросила я.</text:p>
        </text:list-item>
        <text:list-item>
          <text:p text:style-name="P103">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5"><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40307283" text:continue-numbering="true" text:style-name="диалог">
        <text:list-item>
          <text:p text:style-name="P103">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40297701" text:continue-numbering="true" text:style-name="диалог">
        <text:list-item>
          <text:p text:style-name="P103">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5">* * *</text:p>
      <text:p text:style-name="P4">На следующее утро он прислал сообщение. В отличии от всех предыдущих посылов, содержание в нем было следующее:</text:p>
      <text:p text:style-name="P4"/>
      <text:p text:style-name="P59">«Прости что нагрубил и наговорил гадостей. Я уже сам не ведаю что творю. Но не провоцируй меня, пожалуйста.</text:p>
      <text:p text:style-name="P59">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9">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9">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9">Я не обманывал тебя. Ты просто хотела услышать не то, о чем спрашивала.»</text:p>
      <text:p text:style-name="P59"/>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9">«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9">«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9">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9">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9">Но эта чертова ТТ и переписка... И вот ты больше мне не веришь.</text:p>
      <text:p text:style-name="P59">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9">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9">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9">Но я бы никогда не позволил себе того, что позволил!</text:p>
      <text:p text:style-name="P59">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9">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9">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9">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9"/>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1"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8"><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40283412" text:continue-numbering="true" text:style-name="диалог">
        <text:list-item>
          <text:p text:style-name="P103">Что, ручки из жопы?</text:p>
        </text:list-item>
      </text:list>
      <text:p text:style-name="P4"><text:soft-page-break/>Или:</text:p>
      <text:list xml:id="list40305634" text:continue-numbering="true" text:style-name="диалог">
        <text:list-item>
          <text:p text:style-name="P103">О, продолжай! Я же говорил, что ты неадекватная... — повторял он, снимая на камеру меня, доведенную до состояние сумасшествия...</text:p>
        </text:list-item>
      </text:list>
      <text:p text:style-name="P55">*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9">«Ахах! И это запостила! Тебя даже дурка не исправит, ты просто безнадежна.</text:p>
      <text:p text:style-name="P59">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9"/>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9">«Это письмо не начнется со слова «я» или со слова «ты» или даже «мы». И тут не будет ни обращений ни гадостей.</text:p>
      <text:p text:style-name="P59">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9">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9">Почему нельзя проститься? Разойтись? Сколько еще нужно крови? Очень хочется чтоб это закончилось.</text:p>
      <text:p text:style-name="P59">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9">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9">P.S.: Прости, что обозвал.</text:p>
      <text:p text:style-name="P59">С прошедшим тебя. Будь счастлива.»</text:p>
      <text:p text:style-name="P59"/>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0307910" text:continue-list="list40295548" text:style-name="список_20_перечисление">
        <text:list-item>
          <text:p text:style-name="P105">вам необходимо осознать, что вами манипулируют (или манипулировали);</text:p>
        </text:list-item>
        <text:list-item>
          <text:p text:style-name="P105">вам необходимо избавиться от иллюзий</text:p>
        </text:list-item>
        <text:list-item>
          <text:p text:style-name="P116"><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40286396" text:continue-list="list40305634" text:style-name="диалог">
        <text:list-item>
          <text:p text:style-name="P103">Что происходит?</text:p>
        </text:list-item>
        <text:list-item>
          <text:p text:style-name="P103">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40293837" text:continue-numbering="true" text:style-name="диалог">
        <text:list-item>
          <text:p text:style-name="P103">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0"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81"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3"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0">[</text:span><text:span text:style-name="T2">Миллион</text:span><text:span text:style-name="T50">]</text:span> шагов как стать успешным карьеристом, <text:span text:style-name="T50">[</text:span><text:span text:style-name="T2">двести тысяч сто</text:span><text:span text:style-name="T5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50">pick up —</text:span><text:span text:style-name="T14"> цеплять, подцепить</text:span>) <text:span text:style-name="T50">—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40304066" text:continue-numbering="true" text:style-name="диалог">
        <text:list-item>
          <text:p text:style-name="P120">Вашей маме зять не нужен?</text:p>
        </text:list-item>
      </text:list>
      <text:p text:style-name="P32">И заканчивая какими-то более экстравагантными:</text:p>
      <text:list xml:id="list40313523" text:continue-numbering="true" text:style-name="диалог">
        <text:list-item>
          <text:p text:style-name="P120">Твой отец случайно не хлеб?</text:p>
        </text:list-item>
        <text:list-item>
          <text:p text:style-name="P120">В каком смысле?</text:p>
        </text:list-item>
        <text:list-item>
          <text:p text:style-name="P120">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40292072" text:continue-numbering="true" text:style-name="диалог">
        <text:list-item>
          <text:p text:style-name="P120">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402977011" text:continue-numbering="true" text:style-name="диалог">
        <text:list-item>
          <text:p text:style-name="P120">Ты одна тут?</text:p>
        </text:list-item>
      </text:list>
      <text:p text:style-name="P32">И вы отвечаете, мол:</text:p>
      <text:list xml:id="list40292367" text:continue-numbering="true" text:style-name="диалог">
        <text:list-item>
          <text:p text:style-name="P120">Нет... я с подругой... Она сейчас подойдет... — недоумевая, что этот незнакомец от вас хочет.</text:p>
        </text:list-item>
      </text:list>
      <text:p text:style-name="P32"><text:soft-page-break/>На что он отвечает:</text:p>
      <text:list xml:id="list40292447" text:continue-numbering="true" text:style-name="диалог">
        <text:list-item>
          <text:p text:style-name="P120">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40300147" text:continue-numbering="true" text:style-name="диалог">
        <text:list-item>
          <text:p text:style-name="P120">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40290776" text:continue-numbering="true" text:style-name="диалог">
        <text:list-item>
          <text:p text:style-name="P120">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40312502" text:continue-numbering="true" text:style-name="диалог">
        <text:list-item>
          <text:p text:style-name="P120">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40309545" text:continue-numbering="true" text:style-name="диалог">
        <text:list-item>
          <text:p text:style-name="P120">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2">*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40313890" text:continue-numbering="true" text:style-name="диалог">
        <text:list-item>
          <text:p text:style-name="P120">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90"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2192855252582181906" text:style-name="List_20_2">
        <text:list-item>
          <text:p text:style-name="P130">Кластер <text:span text:style-name="T50">A</text:span><text:span text:style-name="T9">:</text:span></text:p>
          <text:list>
            <text:list-item>
              <text:p text:style-name="P132">Параноидное;</text:p>
            </text:list-item>
            <text:list-item>
              <text:p text:style-name="P132">Шизоидное;</text:p>
            </text:list-item>
            <text:list-item>
              <text:p text:style-name="P132">Шизотипическое.</text:p>
              <text:p text:style-name="P129"><text:span text:style-name="T9">Для лиц с расстройствами кластера </text:span><text:span text:style-name="T55">A</text:span><text:span text:style-name="T9"> характерны трудности, связанные с взаимодействием с окружающими.</text:span></text:p>
              <text:p text:style-name="P129"><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9"><text:span text:style-name="T8">Кластер </text:span><text:span text:style-name="T55">B</text:span><text:span text:style-name="T9">:</text:span></text:p>
          <text:list>
            <text:list-item>
              <text:p text:style-name="P132">Антисоциальное;</text:p>
            </text:list-item>
            <text:list-item>
              <text:p text:style-name="P132">Пограничное;</text:p>
            </text:list-item>
            <text:list-item>
              <text:p text:style-name="P132">Истерическое;</text:p>
            </text:list-item>
            <text:list-item>
              <text:p text:style-name="P132">Нарциссическое.</text:p>
              <text:p text:style-name="P129"><text:span text:style-name="T9">Лица с расстройствами кластера </text:span><text:span text:style-name="T55">B</text:span><text:span text:style-name="T54">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3"><text:soft-page-break/>Их эмоциональное состояние описывается, как драматическое, тревожное, непредсказуемое и нестабильное.</text:p>
            </text:list-item>
          </text:list>
        </text:list-item>
        <text:list-item>
          <text:p text:style-name="P142"><text:span text:style-name="T14">Кластер </text:span><text:span text:style-name="T50">C</text:span><text:span text:style-name="T22">:</text:span></text:p>
          <text:list>
            <text:list-item>
              <text:p text:style-name="P143">Избегающее;</text:p>
            </text:list-item>
            <text:list-item>
              <text:p text:style-name="P143">Зависимое;</text:p>
            </text:list-item>
            <text:list-item>
              <text:p text:style-name="P143">Обсессивно-компульсивное.</text:p>
              <text:p text:style-name="P142"><text:span text:style-name="T22">Лица с расстройствами кластера </text:span><text:span text:style-name="T50">C</text:span><text:span text:style-name="T54"> </text:span><text:span text:style-name="T22">испытывают чувства тревоги и страха, которые их подавляют, и с которыми они постоянно борются.</text:span></text:p>
              <text:p text:style-name="P143">Их поведение описывается, как антиобщественное, замкнутое, неуверенное и чрезвычайно чувствительное.</text:p>
            </text:list-item>
          </text:list>
        </text:list-item>
      </text:list>
      <text:p text:style-name="P77"/>
      <text:p text:style-name="P78"><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3">*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0308735" text:continue-list="list40294806" text:style-name="List_20_1">
        <text:list-item text:start-value="1">
          <text:p text:style-name="P145">заметная дисгармония в поведении:</text:p>
          <text:list>
            <text:list-item>
              <text:p text:style-name="P144">аффективность<text:note text:id="ftn21" text:note-class="footnote"><text:note-citation text:label="*">*</text:note-citation><text:note-body><text:p text:style-name="Footnote"><text:span text:style-name="T8">Аффективность</text:span> (<text:span text:style-name="T2">от лат. </text:span><text:span text:style-name="T51">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4">возбудимость;</text:p>
            </text:list-item>
            <text:list-item>
              <text:p text:style-name="P144">расстройство контроля побуждений:</text:p>
              <text:list>
                <text:list-item>
                  <text:p text:style-name="P144">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4">нарастающее напряжение, возникающее перед совершением действия, повышение физической и психической активности;</text:p>
                </text:list-item>
                <text:list-item>
                  <text:p text:style-name="P144">возникновение ощущения радости и облегчения во время совершения действия.</text:p>
                </text:list-item>
              </text:list>
            </text:list-item>
            <text:list-item>
              <text:p text:style-name="P144">нарушение в процессах восприятия и мышления;</text:p>
            </text:list-item>
            <text:list-item>
              <text:p text:style-name="P144"><text:soft-page-break/>изменение в стиле отношения к окружающим;</text:p>
            </text:list-item>
          </text:list>
        </text:list-item>
        <text:list-item>
          <text:p text:style-name="P144">хроническое проявление аномального поведения, возникшее давно;</text:p>
        </text:list-item>
        <text:list-item>
          <text:p text:style-name="P144">нарушение адаптации к широкому диапазону личностных и социальных ситуаций в связи с аномальным стилем поведения;</text:p>
        </text:list-item>
        <text:list-item>
          <text:p text:style-name="P144">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4">обычно, но не всегда — существенное ухудшение профессиональной и социальной продуктивности.</text:p>
        </text:list-item>
        <text:list-item>
          <text:p text:style-name="P144">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6954943982981729695" text:style-name="List_20_3">
        <text:list-item>
          <text:p text:style-name="P133">отсутствие расстройства личности и существенных критериев личностного расстройства;</text:p>
        </text:list-item>
        <text:list-item>
          <text:p text:style-name="P133">личностное затруднение <text:span text:style-name="T2">(наличие подпороговых критериев одного или нескольких расстройств личности)</text:span>;</text:p>
        </text:list-item>
        <text:list-item>
          <text:p text:style-name="P133"><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5">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5"><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40301334" text:continue-list="list40307910" text:style-name="список_20_перечисление">
        <text:list-item>
          <text:p text:style-name="P116">компенсация негативных проявлений;</text:p>
        </text:list-item>
        <text:list-item>
          <text:p text:style-name="P116">адаптация к обществу;</text:p>
        </text:list-item>
        <text:list-item>
          <text:p text:style-name="P116">снижение уровня тревожности;</text:p>
        </text:list-item>
        <text:list-item>
          <text:p text:style-name="P116">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90"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40307995" text:continue-numbering="true" text:style-name="список_20_перечисление">
        <text:list-item>
          <text:p text:style-name="P126">чрезмерная чувствительность к неудачам и отказам;</text:p>
        </text:list-item>
        <text:list-item>
          <text:p text:style-name="P126">постоянное недовольство окружающими, неумение прощать оскорбления, причинение ущерба, высокомерное поведение;</text:p>
        </text:list-item>
        <text:list-item>
          <text:p text:style-name="P126">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6">воинственно-щепетильное, не соответствующее фактической ситуации отношение к вопросам, связанным с правами личности;</text:p>
        </text:list-item>
        <text:list-item>
          <text:p text:style-name="P126">возобновляющиеся неоправданные подозрения в неверности сексуального партнера;</text:p>
        </text:list-item>
        <text:list-item>
          <text:p text:style-name="P126">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90"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0308658" text:continue-numbering="true" text:style-name="список_20_перечисление">
        <text:list-item>
          <text:p text:style-name="P124">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4">эмоциональная холодность, ослабление эмоциональных реакций, бесчувствие, безразличие, отрешенность;</text:p>
        </text:list-item>
        <text:list-item>
          <text:p text:style-name="P124">неспособность проявлять как теплые и нежные чувства, так и гнев по отношению к другим людям;</text:p>
        </text:list-item>
        <text:list-item>
          <text:p text:style-name="P124">слабая реакция на похвалу и на критику;</text:p>
        </text:list-item>
        <text:list-item>
          <text:p text:style-name="P124">незначительный интерес к сексуальным контактам;</text:p>
        </text:list-item>
        <text:list-item>
          <text:p text:style-name="P124">повышенная склонность к фантазированию и стремление к углубленному познанию собственных мыслей, чувств, переживаний.</text:p>
        </text:list-item>
        <text:list-item>
          <text:p text:style-name="P124">предпочтение уединенной деятельности;</text:p>
        </text:list-item>
        <text:list-item>
          <text:p text:style-name="P124">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4">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90"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0306359" text:continue-numbering="true" text:style-name="список_20_перечисление">
        <text:list-item>
          <text:p text:style-name="P124">бессердечность, равнодушие к чувствам окружающих. Отсутствие сожалений;</text:p>
        </text:list-item>
        <text:list-item>
          <text:p text:style-name="P124">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4">неспособность поддерживать взаимоотношения при отсутствии затруднений в их становлении;</text:p>
        </text:list-item>
        <text:list-item>
          <text:p text:style-name="P124">крайне низкая способность выдерживать фрустрацию<text:note text:id="ftn24" text:note-class="footnote"><text:note-citation text:label="*">*</text:note-citation><text:note-body><text:p text:style-name="P76">Фрустация<text:span text:style-name="T9"> (</text:span><text:span text:style-name="T4">от лат. </text:span><text:span text:style-name="T52">f</text:span><text:span text:style-name="T4">rustratio</text:span><text:span text:style-name="T52"> —</text:span><text:span text:style-name="T16"> обман, тщетное ожидание</text:span><text:span text:style-name="T9">) </text:span><text:span text:style-name="T54">—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4">неспособность испытывать чувство вины и извлекать пользу из жизненного опыта, особенно из наказания;</text:p>
        </text:list-item>
        <text:list-item>
          <text:p text:style-name="P124">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6"><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40309589" text:continue-list="list40308735" text:style-name="List_20_1">
        <text:list-item text:start-value="1">
          <text:p text:style-name="P131">Латентный или пассивный социопат.</text:p>
          <text:p text:style-name="P134">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4">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31">Активный социопат.</text:p>
          <text:p text:style-name="P134">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4">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90"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0308409" text:continue-list="list40306359" text:style-name="список_20_перечисление">
        <text:list-item>
          <text:p text:style-name="P124">ярко выраженная тенденция действовать импульсивно, без учёта последствий, наряду с неустойчивостью настроения;</text:p>
        </text:list-item>
        <text:list-item>
          <text:p text:style-name="P124">минимальная способность планировать;</text:p>
        </text:list-item>
        <text:list-item>
          <text:p text:style-name="P124">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3552823260630318251" text:style-name="List_20_4">
        <text:list-item>
          <text:p text:style-name="P127">Эмоциональный или импульсивный тип:</text:p>
          <text:list>
            <text:list-item>
              <text:p text:style-name="P125">склонность к совершению неблагоприятных поступков без учета неблагоприятных последствий;</text:p>
            </text:list-item>
            <text:list-item>
              <text:p text:style-name="P125">высокая активность, сочетающаяся с неумением находить общий язык с окружающими;</text:p>
            </text:list-item>
            <text:list-item>
              <text:p text:style-name="P136"><text:span text:style-name="T22">склонность к сексуальной распущенности</text:span><text:span text:style-name="T54">.</text:span></text:p>
            </text:list-item>
          </text:list>
          <text:p text:style-name="P136"><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5">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5">Способны совершить криминальное действие.</text:p>
          <text:p text:style-name="P125"/>
        </text:list-item>
        <text:list-item>
          <text:p text:style-name="P127">Пограничный тип.</text:p>
          <text:list>
            <text:list-item>
              <text:p text:style-name="P125">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5">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5">повышенная впечатлительность;</text:p>
            </text:list-item>
            <text:list-item>
              <text:p text:style-name="P125">развитое воображение;</text:p>
            </text:list-item>
            <text:list-item>
              <text:p text:style-name="P125">внушаемость.</text:p>
            </text:list-item>
          </text:list>
          <text:p text:style-name="P125">Человек пограничного типа склонен проявлять высокую активность в сферах, которые ему в данный момент наиболее интересны.</text:p>
          <text:p text:style-name="P125">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5"><text:soft-page-break/>Из-за склонности к внушаемости и фантазированию, сферы его интересов постоянно меняются.</text:p>
          <text:p text:style-name="P136"><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5">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6"><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90"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0310358" text:continue-list="list40308409" text:style-name="список_20_перечисление">
        <text:list-item>
          <text:p text:style-name="P124">самодраматизация, театральность, преувеличенное выражение эмоций;</text:p>
        </text:list-item>
        <text:list-item>
          <text:p text:style-name="P124">внушаемость, лёгкая подверженность влиянию окружающих или обстоятельств;</text:p>
        </text:list-item>
        <text:list-item>
          <text:p text:style-name="P124">поверхностность и лабильность эмоциональности (подвижность, неустойчивость, изменчивость психики);</text:p>
        </text:list-item>
        <text:list-item>
          <text:p text:style-name="P124">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4">неадекватная обольстительность во внешнем виде и поведении;</text:p>
        </text:list-item>
        <text:list-item>
          <text:p text:style-name="P124">чрезмерная озабоченность физической привлекательностью;</text:p>
        </text:list-item>
        <text:list-item>
          <text:p text:style-name="P124">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0286690" text:continue-numbering="true" text:style-name="список_20_перечисление">
        <text:list-item>
          <text:p text:style-name="P116">«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6">«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6">«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4">«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90"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5792985829391078631" text:style-name="List_20_5">
        <text:list-item>
          <text:p text:style-name="P121">Значительные нарушения функционирования личности:</text:p>
          <text:list>
            <text:list-item>
              <text:p text:style-name="P121">Нарушения в собственном функционировании</text:p>
              <text:p text:style-name="P137"><text:span text:style-name="T54">(a </text:span><text:span text:style-name="T22">или </text:span><text:span text:style-name="T54">b)</text:span><text:span text:style-name="T53">:</text:span></text:p>
              <text:list>
                <text:list-item>
                  <text:p text:style-name="P121">Идеинтичность.</text:p>
                  <text:p text:style-name="P121">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21">Неадекватная самооценка, которая может быть завышенной или заниженной, которая колеблется между крайностями.</text:p>
                  <text:p text:style-name="P121">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21">Опора на себя.</text:p>
                  <text:p text:style-name="P121">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21">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21">Зачастую не осознает собственных мотивов.</text:p>
                </text:list-item>
              </text:list>
            </text:list-item>
            <text:list-item>
              <text:p text:style-name="P121">Нарушения в межперсональном функционировании</text:p>
              <text:p text:style-name="P128"><text:span text:style-name="T52">(a </text:span><text:span text:style-name="T4">или </text:span><text:span text:style-name="T52">b)</text:span><text:span text:style-name="T53">:</text:span></text:p>
              <text:list>
                <text:list-item>
                  <text:p text:style-name="P121">Отсутствие эмпатии.</text:p>
                  <text:p text:style-name="P121">Нарушенная способность признавать чувства других людей или идентифицировать себя с их чувствами.</text:p>
                  <text:p text:style-name="P121">Чрезмерно настроены на реакции других, но только если эти реакции имеют к нему отношение.</text:p>
                  <text:p text:style-name="P121">Переоценка или недооценка собственного влияния на других.</text:p>
                </text:list-item>
                <text:list-item>
                  <text:p text:style-name="P121">Близость.</text:p>
                  <text:p text:style-name="P121">Считает, что отношения нужны для «обслуживания» его самооценки.</text:p>
                  <text:p text:style-name="P121">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21">Патологические черты личности в следующих областях:</text:p>
          <text:list>
            <text:list-item>
              <text:p text:style-name="P121"><text:soft-page-break/>Антагонизм (соперничество и соревнование), характеризующийся:</text:p>
              <text:list>
                <text:list-item>
                  <text:p text:style-name="P121">Грандиозностью.</text:p>
                  <text:p text:style-name="P121">Явное или скрытое чувство, что ему все должны.</text:p>
                  <text:p text:style-name="P121">Эгоцентризм, уверенность в собственном превосходстве.</text:p>
                  <text:p text:style-name="P121">Снисходительное отношение к другим.</text:p>
                </text:list-item>
                <text:list-item>
                  <text:p text:style-name="P121">Привлечение внимания.</text:p>
                  <text:p text:style-name="P121">Чрезмерные попытки привлечь внимание других и быть в центе внимания.</text:p>
                  <text:p text:style-name="P121">Поиск восхищения.</text:p>
                </text:list-item>
              </text:list>
            </text:list-item>
          </text:list>
        </text:list-item>
        <text:list-item>
          <text:p text:style-name="P121">Вышеперечисленные личностные нарушения стабильны во времени и проявляются в разных жизненных ситуациях.</text:p>
        </text:list-item>
        <text:list-item>
          <text:p text:style-name="P121">Вышеперечисленные личностные нарушения не соответствуют культурной среде.</text:p>
        </text:list-item>
        <text:list-item>
          <text:p text:style-name="P121">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90"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40298782" text:continue-list="list40286690" text:style-name="список_20_перечисление">
        <text:list-item>
          <text:p text:style-name="P122">необоснованная критика или презрение по отношению к собеседнику;</text:p>
        </text:list-item>
        <text:list-item>
          <text:p text:style-name="P122">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2">конфликтность, раздражительность и упрямство при необходимости выполнять нежелательные задачи;</text:p>
        </text:list-item>
        <text:list-item>
          <text:p text:style-name="P122">намеренно плохая или медленная работа при выполнении нежелательных задач;</text:p>
        </text:list-item>
        <text:list-item>
          <text:p text:style-name="P122">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22">избегающее поведение при выполнении обязательств, которое оправдывается забывчивостью;</text:p>
        </text:list-item>
        <text:list-item>
          <text:p text:style-name="P122">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83"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3">отпустит</text:span><text:span text:style-name="T64">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1">*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9">*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0301347" text:continue-list="list40313890" text:style-name="диалог">
        <text:list-item>
          <text:p text:style-name="P106">Ты просто его не знаешь!</text:p>
        </text:list-item>
      </text:list>
      <text:p text:style-name="P55">*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40312464" text:continue-numbering="true" text:style-name="диалог">
        <text:list-item>
          <text:p text:style-name="P103">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40291996" text:continue-numbering="true" text:style-name="диалог">
        <text:list-item>
          <text:p text:style-name="P103">Ты вокруг меня плетешь какую-то западню...</text:p>
        </text:list-item>
        <text:list-item>
          <text:p text:style-name="P103">Я ничего такого не делал...</text:p>
        </text:list-item>
        <text:list-item>
          <text:p text:style-name="P103">Каждый справляется с болью по разному...</text:p>
        </text:list-item>
        <text:list-item>
          <text:p text:style-name="P103">Я был на четырех свиданиях...</text:p>
        </text:list-item>
        <text:list-item>
          <text:p text:style-name="P103">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1">*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0287087" text:continue-numbering="true" text:style-name="диалог">
        <text:list-item>
          <text:p text:style-name="P106">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1">*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81"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3"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3"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0305234" text:continue-numbering="true" text:style-name="диалог">
        <text:list-item>
          <text:p text:style-name="P103">Тебе показалось.</text:p>
        </text:list-item>
        <text:list-item>
          <text:p text:style-name="P103">Ты себе накручиваешь.</text:p>
        </text:list-item>
        <text:list-item>
          <text:p text:style-name="P103">Ничего у тебя не болит.</text:p>
        </text:list-item>
        <text:list-item>
          <text:p text:style-name="P103">Ты сама придумываешь себе проблемы.</text:p>
        </text:list-item>
        <text:list-item>
          <text:p text:style-name="P103">Я такого не говорил!</text:p>
        </text:list-item>
      </text:list>
      <text:p text:style-name="P4">Или:</text:p>
      <text:list xml:id="list40286494" text:continue-numbering="true" text:style-name="диалог">
        <text:list-item>
          <text:p text:style-name="P103">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40310820" text:continue-numbering="true" text:style-name="диалог">
        <text:list-item>
          <text:p text:style-name="P103">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40288208" text:continue-numbering="true" text:style-name="диалог">
        <text:list-item>
          <text:p text:style-name="P103">С чего бы это ему причинять мне зло?</text:p>
        </text:list-item>
      </text:list>
      <text:p text:style-name="P4">Во-вторых: он опровергает ваше мнение:</text:p>
      <text:list xml:id="list40291786" text:continue-numbering="true" text:style-name="диалог">
        <text:list-item>
          <text:p text:style-name="P103">Не придумывай! Тебе показалось!</text:p>
        </text:list-item>
      </text:list>
      <text:p text:style-name="P4">В-третьих: этот человек настаивает на своей точке зрения, убеждая в этом вас:</text:p>
      <text:list xml:id="list40295246" text:continue-numbering="true" text:style-name="диалог">
        <text:list-item>
          <text:p text:style-name="P103">Я же знаю, что тебе нравится! Да нравится же! Ну чего ты врешь?!</text:p>
        </text:list-item>
      </text:list>
      <text:p text:style-name="P4">Вы начинаете в себе сомневаться если:</text:p>
      <text:list xml:id="list40302872" text:continue-list="list40298782" text:style-name="список_20_перечисление">
        <text:list-item>
          <text:p text:style-name="P105">вас запугивают и шантажируют: <text:span text:style-name="T2">«Я не буду с тобой разговаривать, если ты продолжишь говорить этот бред!»</text:span></text:p>
        </text:list-item>
        <text:list-item>
          <text:p text:style-name="P105">вас держат в напряжении: <text:span text:style-name="T2">«Ну посмотрим, как ты будешь стараться! Что-то я сомневаюсь!»</text:span></text:p>
        </text:list-item>
        <text:list-item>
          <text:p text:style-name="P105">на вас оказывают давление: <text:span text:style-name="T2">«Если ты это не сделаешь, то значит не любишь меня!»</text:span></text:p>
        </text:list-item>
        <text:list-item>
          <text:p text:style-name="P105">вам внушают: <text:span text:style-name="T2">«Ты понимаешь, что такое говорят только ненормальные!?»</text:span></text:p>
        </text:list-item>
        <text:list-item>
          <text:p text:style-name="P105">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40289961" text:continue-list="list40295246" text:style-name="диалог">
        <text:list-item>
          <text:p text:style-name="P106">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40287070" text:continue-numbering="true" text:style-name="диалог">
        <text:list-item>
          <text:p text:style-name="P106">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2">Теперь, </text:span><text:span text:style-name="T49">когда мне в очередной раз задают провокационные вопросы типа: что же я в нем, таком плохом, нашла; что же я терпела и не уходила </text:span><text:span text:style-name="T42">—</text:span><text:span text:style-name="T49">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40308355" text:continue-numbering="true" text:style-name="диалог">
        <text:list-item>
          <text:p text:style-name="P103">Мне это нравится? — Нет.</text:p>
        </text:list-item>
        <text:list-item>
          <text:p text:style-name="P103">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40297716" text:continue-numbering="true" text:style-name="диалог">
        <text:list-item>
          <text:p text:style-name="P103">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40306417" text:continue-numbering="true" text:style-name="диалог">
        <text:list-item>
          <text:p text:style-name="P103">Ты что, хочешь сказать, что я сумасшедшая?!</text:p>
        </text:list-item>
      </text:list>
      <text:p text:style-name="P49">*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3"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40284740" text:continue-numbering="true" text:style-name="диалог">
        <text:list-item>
          <text:p text:style-name="P103">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0286449" text:continue-numbering="true" text:style-name="диалог">
        <text:list-item>
          <text:p text:style-name="P103">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40310194" text:continue-numbering="true" text:style-name="диалог">
        <text:list-item>
          <text:p text:style-name="P103">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40291592" text:continue-numbering="true" text:style-name="диалог">
        <text:list-item>
          <text:p text:style-name="P103">Скажи мне, тебе правда неинтересно, в какой школе будет учится твой сын?</text:p>
        </text:list-item>
        <text:list-item>
          <text:p text:style-name="P103">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3" text:outline-level="3">Изоляция жертвы от ее окружения</text:h>
      <text:h text:style-name="P86"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6" text:outline-level="4">2. Он воздействует на ваше мнение о ваших близких.</text:h>
      <text:p text:style-name="P7">Это может быть ваша близкая подруга:</text:p>
      <text:list xml:id="list40312422" text:continue-numbering="true" text:style-name="диалог">
        <text:list-item>
          <text:p text:style-name="P103">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50"> </text:span><text:span text:style-name="T14">взглядов Маши. Теперь ваше с ней общение может свестись к минимуму.</text:span></text:p>
      <text:p text:style-name="P15">Это может быть ваш друг:</text:p>
      <text:list xml:id="list40297373" text:continue-numbering="true" text:style-name="диалог">
        <text:list-item>
          <text:p text:style-name="P103">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40290755" text:continue-numbering="true" text:style-name="диалог">
        <text:list-item>
          <text:p text:style-name="P103">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40308963" text:continue-numbering="true" text:style-name="диалог">
        <text:list-item>
          <text:p text:style-name="P115"><text:span text:style-name="T25">Я не хочу, чтобы ты с </text:span><text:span text:style-name="T40">Машей</text:span><text:span text:style-name="T46"> </text:span><text:span text:style-name="T40">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40287743" text:continue-numbering="true" text:style-name="диалог">
        <text:list-item>
          <text:p text:style-name="P103">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40313262" text:continue-numbering="true" text:style-name="диалог">
        <text:list-item>
          <text:p text:style-name="P103">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3"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40312397" text:continue-numbering="true" text:style-name="диалог">
        <text:list-item>
          <text:p text:style-name="P103">Да сколько можно меня дергать?!</text:p>
        </text:list-item>
      </text:list>
      <text:p text:style-name="P4">Ну и, конечно, он обижается!</text:p>
      <text:h text:style-name="P86"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0286055" text:continue-numbering="true" text:style-name="диалог">
        <text:list-item>
          <text:p text:style-name="P103">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40299882" text:continue-numbering="true" text:style-name="диалог">
        <text:list-item>
          <text:p text:style-name="P103">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40303847" text:continue-numbering="true" text:style-name="диалог">
        <text:list-item>
          <text:p text:style-name="P103">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40294803" text:continue-numbering="true" text:style-name="диалог">
        <text:list-item>
          <text:p text:style-name="P103">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40305428" text:continue-numbering="true" text:style-name="диалог">
        <text:list-item>
          <text:p text:style-name="P103">Ты в прошлый раз тоже говорила, что не повторится!</text:p>
          <text:p text:style-name="P85">*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40297777" text:continue-numbering="true" text:style-name="диалог">
        <text:list-item>
          <text:p text:style-name="P103">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3"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40307567" text:continue-numbering="true" text:style-name="диалог">
        <text:list-item>
          <text:p text:style-name="P103">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0286642" text:continue-numbering="true" text:style-name="диалог">
        <text:list-item>
          <text:p text:style-name="P103">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3"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0302571" text:continue-numbering="true" text:style-name="диалог">
        <text:list-item>
          <text:p text:style-name="P103">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40312429" text:continue-numbering="true" text:style-name="диалог">
        <text:list-item>
          <text:p text:style-name="P103">Ее бы не изнасиловали, если бы она не надела такое короткое платье.</text:p>
        </text:list-item>
        <text:list-item>
          <text:p text:style-name="P103">Тебя не повысили, потому что ты мало старалась.</text:p>
        </text:list-item>
        <text:list-item>
          <text:p text:style-name="P103">Твой кошелек украли из-за твоей невнимательности!</text:p>
        </text:list-item>
      </text:list>
      <text:p text:style-name="P4">Все подобные примеры подводятся итоговым приговором:</text:p>
      <text:list xml:id="list40309459" text:continue-numbering="true" text:style-name="диалог">
        <text:list-item>
          <text:p text:style-name="P103"><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40311694" text:continue-numbering="true" text:style-name="диалог">
        <text:list-item>
          <text:p text:style-name="P103">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0285833" text:continue-numbering="true" text:style-name="диалог">
        <text:list-item>
          <text:p text:style-name="P103">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0292687" text:continue-numbering="true" text:style-name="диалог">
        <text:list-item>
          <text:p text:style-name="P103">То есть, если ты пересолила суп, то позволишь своему мужу ударить тебя?</text:p>
        </text:list-item>
        <text:list-item>
          <text:p text:style-name="P103">Ты хочешь сказать, что украл бы деньги другого человека, если бы увидел у него расстегнутую сумку?</text:p>
        </text:list-item>
        <text:list-item>
          <text:p text:style-name="P103">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3"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40295503" text:continue-numbering="true" text:style-name="диалог">
        <text:list-item>
          <text:p text:style-name="P103">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0308236" text:continue-list="list40302872" text:style-name="список_20_перечисление">
        <text:list-item>
          <text:p text:style-name="P105">либо спор перейдет в русло конструктивного диалога;</text:p>
        </text:list-item>
        <text:list-item>
          <text:p text:style-name="P105">либо он бежит с «поля боя»;</text:p>
        </text:list-item>
        <text:list-item>
          <text:p text:style-name="P105"><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40309396" text:continue-list="list40295503" text:style-name="диалог">
        <text:list-item>
          <text:p text:style-name="P103">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40288762" text:continue-numbering="true" text:style-name="диалог">
        <text:list-item>
          <text:p text:style-name="P103">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3"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40312395" text:continue-numbering="true" text:style-name="диалог">
        <text:list-item>
          <text:p text:style-name="P103">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40314243" text:continue-numbering="true" text:style-name="диалог">
        <text:list-item>
          <text:p text:style-name="P103">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0298584" text:continue-numbering="true" text:style-name="диалог">
        <text:list-item>
          <text:p text:style-name="P103">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40292245" text:continue-list="list40308236" text:style-name="список_20_перечисление">
        <text:list-item>
          <text:p text:style-name="P116">«альфа-самец» — образ парня, пользующийся успехом у женщин. Хвастун. Умник;</text:p>
        </text:list-item>
        <text:list-item>
          <text:p text:style-name="P116">«парень-жертва» — образ, который вечно ноет о том, как его пилит стерва-девушка;</text:p>
        </text:list-item>
        <text:list-item>
          <text:p text:style-name="P116">«парень-обаяшка» — образ парня, который безумно любит свою девушку и демонстрирует это широкой публике;</text:p>
        </text:list-item>
        <text:list-item>
          <text:p text:style-name="P116">«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6">«парень-бездушная сволочь» — образ «парня-обаяшки», только наедине с вами;</text:p>
        </text:list-item>
        <text:list-item>
          <text:p text:style-name="P116"><text:soft-page-break/>«Великийвсегдаправ!» — маска для получения повиновения. Самодовольный. Пафосный. Бескомпромисный. Категоричный;</text:p>
        </text:list-item>
        <text:list-item>
          <text:p text:style-name="P116">«дельта-самец» — маска для жалости: «Меня никто не понимает», «Я по жизни одиночка»;</text:p>
        </text:list-item>
        <text:list-item>
          <text:p text:style-name="P116">«немой парень» — когда не придумал, что сказать, <text:s/>а сделал вид, что не захотел и приготовился стать исчезнувшим парнем;</text:p>
        </text:list-item>
        <text:list-item>
          <text:p text:style-name="P116">«исчезнувший парень» — когда «немой парень» ушел играть роль «парня-жертвы»;</text:p>
        </text:list-item>
        <text:list-item>
          <text:p text:style-name="P116">«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3"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40312609" text:continue-list="list40298584" text:style-name="диалог">
        <text:list-item>
          <text:p text:style-name="P103">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40313709" text:continue-numbering="true" text:style-name="диалог">
        <text:list-item>
          <text:p text:style-name="P103">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40302002" text:continue-numbering="true" text:style-name="диалог">
        <text:list-item>
          <text:p text:style-name="P103">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0303006" text:continue-numbering="true" text:style-name="диалог">
        <text:list-item>
          <text:p text:style-name="P103"><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40301860" text:continue-numbering="true" text:style-name="диалог">
        <text:list-item>
          <text:p text:style-name="P103">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40289889" text:continue-numbering="true" text:style-name="диалог">
        <text:list-item>
          <text:p text:style-name="P103">Ты что, жаловался Маше/Пете на меня?</text:p>
        </text:list-item>
      </text:list>
      <text:p text:style-name="P4">Ну или пристыдить в распускании слухов о вашей паре:</text:p>
      <text:list xml:id="list40286762" text:continue-numbering="true" text:style-name="диалог">
        <text:list-item>
          <text:p text:style-name="P103">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3"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40292223" text:continue-numbering="true" text:style-name="диалог">
        <text:list-item>
          <text:p text:style-name="P103">Стой там — иди сюда.</text:p>
        </text:list-item>
        <text:list-item>
          <text:p text:style-name="P103">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40306660" text:continue-numbering="true" text:style-name="диалог">
        <text:list-item>
          <text:p text:style-name="P103">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40293958" text:continue-numbering="true" text:style-name="диалог">
        <text:list-item>
          <text:p text:style-name="P103">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40313448" text:continue-numbering="true" text:style-name="диалог">
        <text:list-item>
          <text:p text:style-name="P103">Ты такая красивая! Фу!</text:p>
        </text:list-item>
        <text:list-item>
          <text:p text:style-name="P103">Да, ты права, но... <text:span text:style-name="T51">[</text:span><text:span text:style-name="T15">ты не права</text:span><text:span text:style-name="T51">]</text:span><text:span text:style-name="T50">.</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0304230" text:continue-numbering="true" text:style-name="диалог">
        <text:list-item>
          <text:p text:style-name="P103">Ты все придумываешь. Я такого не говорил...</text:p>
        </text:list-item>
      </text:list>
      <text:p text:style-name="P4">Потом висхолдинг:</text:p>
      <text:list xml:id="list40285870" text:continue-numbering="true" text:style-name="диалог">
        <text:list-item>
          <text:p text:style-name="P103">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40288447" text:continue-numbering="true" text:style-name="диалог">
        <text:list-item>
          <text:p text:style-name="P103">Вчера ты тоже говорила, что не хочешь ругаться, но, тем не менее мы поругались...</text:p>
        </text:list-item>
      </text:list>
      <text:p text:style-name="P4">Конечно, без триангуляции никуда:</text:p>
      <text:list xml:id="list40305345" text:continue-numbering="true" text:style-name="диалог">
        <text:list-item>
          <text:p text:style-name="P103">Да все говорят, что ты просто неурав­новешенная...</text:p>
        </text:list-item>
      </text:list>
      <text:p text:style-name="P4">И в заключение, виктимблейминг:</text:p>
      <text:list xml:id="list40300880" text:continue-numbering="true" text:style-name="диалог">
        <text:list-item>
          <text:p text:style-name="P103">Хватит ныть! Сидела бы молча — ничего бы этого не было!..</text:p>
        </text:list-item>
      </text:list>
      <text:p text:style-name="P55">*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40290387" text:continue-numbering="true" text:style-name="диалог">
        <text:list-item>
          <text:p text:style-name="P103">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40294892" text:continue-numbering="true" text:style-name="диалог">
        <text:list-item>
          <text:p text:style-name="P103">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0314160" text:continue-numbering="true" text:style-name="диалог">
        <text:list-item>
          <text:p text:style-name="P103">Если ты пригласишь всех друзей, то это вызовет дискомфорт.</text:p>
        </text:list-item>
      </text:list>
      <text:p text:style-name="P4">То есть:</text:p>
      <text:list xml:id="list40286056" text:continue-numbering="true" text:style-name="диалог">
        <text:list-item>
          <text:p text:style-name="P103"><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40306730" text:continue-numbering="true" text:style-name="диалог">
        <text:list-item>
          <text:p text:style-name="P103">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0310101" text:continue-numbering="true" text:style-name="диалог">
        <text:list-item>
          <text:p text:style-name="P103">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103">Мы сделаем это когда ты захочешь — завтра!</text:p>
        </text:list-item>
        <text:list-item>
          <text:p text:style-name="P103">Ты можешь рассказать мне. Я пойму! / Как ты могла такое сделать?! Ты в своем уме?</text:p>
        </text:list-item>
        <text:list-item>
          <text:p text:style-name="P103">Тебе не нужна косметика, ты у меня и так красивая! / Ух какая девушка, не то, что моя — замухрышка!</text:p>
        </text:list-item>
        <text:list-item>
          <text:p text:style-name="P103">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103">Не работает — нахлебница, сидит на моей шее. / Работает — а обо мне кто будет заботиться?! Эгоистка!</text:p>
        </text:list-item>
        <text:list-item>
          <text:p text:style-name="P103">Все женщины корыстные сучки! Им только деньги и нужны! / Как это ты сама за себя заплатишь? Ты хочешь меня унизить?</text:p>
        </text:list-item>
        <text:list-item>
          <text:p text:style-name="P103">Занимаешься спортом — хочешь, чтоб парни на твою накачанную попку смотрели? / Не занимаешься — лентяйка и жопа у тебя жирная!</text:p>
        </text:list-item>
        <text:list-item>
          <text:p text:style-name="P103"><text:soft-page-break/>Ей только обнимашки и нужны! / Она вообще не обращает на меня внимание!</text:p>
        </text:list-item>
        <text:list-item>
          <text:p text:style-name="P103">Мне нравятся умные девушки! / Ты что думаешь, что ты самая умная?!</text:p>
        </text:list-item>
        <text:list-item>
          <text:p text:style-name="P103">Мне так нравится твой смех! / Когда ты уже успокоишься? Веди себя нормально!</text:p>
        </text:list-item>
        <text:list-item>
          <text:p text:style-name="P103">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90"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0300142" text:continue-numbering="true" text:style-name="диалог">
        <text:list-item>
          <text:p text:style-name="P115"><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103">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40314001" text:continue-numbering="true" text:style-name="диалог">
        <text:list-item>
          <text:p text:style-name="P103">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90"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40285276" text:continue-numbering="true" text:style-name="диалог">
        <text:list-item>
          <text:p text:style-name="P96">Ого, сколько нежности! Всегда бы так!</text:p>
        </text:list-item>
        <text:list-item>
          <text:p text:style-name="P96">Ммм... спасибо, милый! Ты настоящий джентльмен! Если бы еще дома так себя вел, то цены бы тебе не было!</text:p>
        </text:list-item>
        <text:list-item>
          <text:p text:style-name="P110"><text:span text:style-name="T11">Ты что, рисуешься перед друзьями?</text:span>!</text:p>
        </text:list-item>
        <text:list-item>
          <text:p text:style-name="P96">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3"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90"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40291107" text:continue-list="list3552823260630318251" text:style-name="List_20_4">
        <text:list-item text:start-value="1">
          <text:p text:style-name="P111">Стимуляция жертвы на действия путем поощрения за выполнение обязанностей манипулятора.</text:p>
        </text:list-item>
      </text:list>
      <text:list xml:id="list40296028" text:continue-list="list40285276" text:style-name="диалог">
        <text:list-item>
          <text:p text:style-name="P103">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40296513" text:continue-list="list40291107" text:style-name="List_20_4">
        <text:list-item>
          <text:p text:style-name="P111">Стимуляция жертвы на действия путем благодарности за то, что жертва выполнила свои обязанности.</text:p>
        </text:list-item>
      </text:list>
      <text:list xml:id="list40313172" text:continue-list="list40296028" text:style-name="диалог">
        <text:list-item>
          <text:p text:style-name="P103">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40295814" text:continue-list="list40296513" text:style-name="List_20_4">
        <text:list-item>
          <text:p text:style-name="P111">Стимуляция жертвы на действия путем требований ответной реакции на его действия.</text:p>
        </text:list-item>
      </text:list>
      <text:list xml:id="list40300444" text:continue-list="list40313172" text:style-name="диалог">
        <text:list-item>
          <text:p text:style-name="P103">Я вчера с тобой поделился, теперь ты делись.</text:p>
        </text:list-item>
        <text:list-item>
          <text:p text:style-name="P103">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0294027" text:continue-numbering="true" text:style-name="диалог">
        <text:list-item>
          <text:p text:style-name="P103">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40285851" text:continue-list="list40295814" text:style-name="List_20_4">
        <text:list-item>
          <text:p text:style-name="P111"><text:soft-page-break/>Стимуляция жертвы путем похвалы на самостоятельное выполнение общих обязанностей.</text:p>
        </text:list-item>
      </text:list>
      <text:list xml:id="list40292993" text:continue-list="list40294027" text:style-name="диалог">
        <text:list-item>
          <text:p text:style-name="P103">Милая, но ты же знаешь, что я не уберу в квартире, как ты! Ты с этим справишься гораздо быстрее, чем я! Ты у меня такая молодец!</text:p>
        </text:list-item>
        <text:list-item>
          <text:p text:style-name="P103">У тебя так здорово получается все планировать, так что я решил дать тебе возможность полностью спланировать эту поездку!</text:p>
        </text:list-item>
        <text:list-item>
          <text:p text:style-name="P103">Никто не сделает это лучше тебя! Не буду мешать!..</text:p>
        </text:list-item>
      </text:list>
      <text:list xml:id="list40311430" text:continue-list="list40285851" text:style-name="List_20_4">
        <text:list-item>
          <text:p text:style-name="P111">Сглаживание последствий негативного поведения абьюзера.</text:p>
        </text:list-item>
      </text:list>
      <text:list xml:id="list40288134" text:continue-list="list40292993" text:style-name="диалог">
        <text:list-item>
          <text:p text:style-name="P103">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5"><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40315086" text:continue-numbering="true" text:style-name="диалог">
        <text:list-item>
          <text:p text:style-name="P103">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90"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40285645" text:continue-numbering="true" text:style-name="диалог">
        <text:list-item>
          <text:p text:style-name="P103">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0304448" text:continue-numbering="true" text:style-name="диалог">
        <text:list-item>
          <text:p text:style-name="P103"><text:soft-page-break/>Вау, а что это за платье у тебя такое! Может наденешь что-то другое?</text:p>
        </text:list-item>
        <text:list-item>
          <text:p text:style-name="P103">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40284365" text:continue-numbering="true" text:style-name="диалог">
        <text:list-item>
          <text:p text:style-name="P103">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40309990" text:continue-numbering="true" text:style-name="диалог">
        <text:list-item>
          <text:p text:style-name="P103">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0294160" text:continue-numbering="true" text:style-name="диалог">
        <text:list-item>
          <text:p text:style-name="P103">Да, эта то самое платье, в котором я была на нашем свидании неделю назад. Ты еще сказал, что я хорошо выгляжу.</text:p>
        </text:list-item>
        <text:list-item>
          <text:p text:style-name="P103">Ты думаешь, что если скажешь мне пару незнакомых мне слов, я тебя любить больше буду?</text:p>
        </text:list-item>
        <text:list-item>
          <text:p text:style-name="P103">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40303399" text:continue-numbering="true" text:style-name="диалог">
        <text:list-item>
          <text:p text:style-name="P103">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90"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40299869" text:continue-numbering="true" text:style-name="диалог">
        <text:list-item>
          <text:p text:style-name="P103">Если ты еще раз так сделаешь — пеняй на себя!</text:p>
        </text:list-item>
        <text:list-item>
          <text:p text:style-name="P103">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40296635" text:continue-numbering="true" text:style-name="диалог">
        <text:list-item>
          <text:p text:style-name="P103">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0286291" text:continue-numbering="true" text:style-name="диалог">
        <text:list-item>
          <text:p text:style-name="P103">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90"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40283503" text:continue-numbering="true" text:style-name="диалог">
        <text:list-item>
          <text:p text:style-name="P103">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3"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9">*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3"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0">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90"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7298558331008610636" text:style-name="L2">
        <text:list-item>
          <text:p text:style-name="P138"><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2"><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97"><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7"><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7"><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3" text:outline-level="3"><text:bookmark-start text:name="Nieghliekt_"/>Неглект<text:bookmark-end text:name="Nieghliekt_"/></text:h>
      <text:p text:style-name="P70"/>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6859593560099105594" text:style-name="L3">
        <text:list-item>
          <text:p text:style-name="P139"><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13">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3"><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3">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3">абьюзер считает, что у вас лишний вес и заставляет вас голодать;</text:p>
        </text:list-item>
        <text:list-item>
          <text:p text:style-name="P113">абьюзер создает условия, в которых заставляет вас мерзнуть: «Холодно? Приседай — быстрее согреешься!»;</text:p>
        </text:list-item>
        <text:list-item>
          <text:p text:style-name="P113">абьюзер мешает вам спать: «На том свете выспишься!»;</text:p>
        </text:list-item>
        <text:list-item>
          <text:p text:style-name="P113">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40298414" text:continue-list="list40283503" text:style-name="диалог">
        <text:list-item>
          <text:p text:style-name="P103">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40305867" text:continue-numbering="true" text:style-name="диалог">
        <text:list-item>
          <text:p text:style-name="P103">Ты же знаешь, что я на антибиотиках. Ты не хочешь, чтобы я выздоровела?</text:p>
        </text:list-item>
        <text:list-item>
          <text:p text:style-name="P103">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3"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9"><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4">*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83"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0">Если представить планку на уровне </text:span><text:span text:style-name="T46">плинтуса</text:span><text:span text:style-name="T40">, то его моральные качества находятся где-то на том же уровне. Чтобы чувствовать себя выше, он опустит вас </text:span><text:span text:style-name="T44">ниже </text:span><text:span text:style-name="T42">этого уровня</text:span><text:span text:style-name="T49">. </text:span><text:span text:style-name="T42">У</text:span><text:span text:style-name="T49">ровень </text:span><text:span text:style-name="T42">его моральных качеств </text:span><text:span text:style-name="T49">не изменится, но стоит вам поверить его замечания</text:span><text:span text:style-name="T42">м</text:span><text:span text:style-name="T49">, </text:span><text:span text:style-name="T42">как </text:span><text:span text:style-name="T49">он уже стоит на ступеньку выше в</text:span><text:span text:style-name="T42">ас</text:span><text:span text:style-name="T49">.</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83"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2">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83"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40288446" text:continue-numbering="true" text:style-name="диалог">
        <text:list-item>
          <text:p text:style-name="P103">Так будет лучше для нас.</text:p>
        </text:list-item>
      </text:list>
      <text:p text:style-name="P4">Или:</text:p>
      <text:list xml:id="list40283920" text:continue-numbering="true" text:style-name="диалог">
        <text:list-item>
          <text:p text:style-name="P103">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9">*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3"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40315381" text:continue-numbering="true" text:style-name="диалог">
        <text:list-item>
          <text:p text:style-name="P103">Меня никто, кроме тебя не понимает!</text:p>
        </text:list-item>
        <text:list-item>
          <text:p text:style-name="P103">Ты лучшее, что со мной случилось в жизни!</text:p>
        </text:list-item>
        <text:list-item>
          <text:p text:style-name="P103">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83" text:outline-level="3">Универсальные способы противостояния манипуляции.</text:h>
      <text:list xml:id="list40313654" text:continue-list="list40309589" text:style-name="List_20_1">
        <text:list-item text:start-value="1">
          <text:p text:style-name="P107">Недоверие.</text:p>
          <text:p text:style-name="P108">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07">Избегание источников раздражителя.</text:p>
          <text:p text:style-name="P108">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07">Ирония, подход с юмором.</text:p>
          <text:p text:style-name="P108">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07">Мнимое непонимание.</text:p>
          <text:p text:style-name="P108">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41"/>
        </text:list-item>
        <text:list-item>
          <text:p text:style-name="P107"><text:soft-page-break/>Критичность мышления.</text:p>
          <text:p text:style-name="P108">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07">Возможность выбора.</text:p>
          <text:p text:style-name="P108">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07">Наличие времени на обдумывание.</text:p>
          <text:p text:style-name="P108">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07">Уверенность в себе и больше смелости.</text:p>
          <text:p text:style-name="P108">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07">Самодостаточность.</text:p>
          <text:p text:style-name="P102"><text:span text:style-name="T53">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82"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51">dis – </text:span><text:span text:style-name="T15">отрицание, затруднение, </text:span><text:span text:style-name="T51">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0">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40306541" text:continue-list="list40315381" text:style-name="диалог">
        <text:list-item>
          <text:p text:style-name="P103">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9"><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2">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7"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40305109" text:continue-numbering="true" text:style-name="диалог">
        <text:list-item>
          <text:p text:style-name="P103">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40310980" text:continue-numbering="true" text:style-name="диалог">
        <text:list-item>
          <text:p text:style-name="P103">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7"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40308741" text:continue-numbering="true" text:style-name="диалог">
        <text:list-item>
          <text:p text:style-name="P98">На, только не плачь!</text:p>
        </text:list-item>
        <text:list-item>
          <text:p text:style-name="P98">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40291019" text:continue-numbering="true" text:style-name="диалог">
        <text:list-item>
          <text:p text:style-name="P98">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40303315" text:continue-numbering="true" text:style-name="диалог">
        <text:list-item>
          <text:p text:style-name="P98">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40289251" text:continue-numbering="true" text:style-name="диалог">
        <text:list-item>
          <text:p text:style-name="P98">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40283828" text:continue-numbering="true" text:style-name="диалог">
        <text:list-item>
          <text:p text:style-name="P98">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8"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8"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40298484" text:continue-numbering="true" text:style-name="диалог">
        <text:list-item>
          <text:p text:style-name="P98">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40315922" text:continue-numbering="true" text:style-name="диалог">
        <text:list-item>
          <text:p text:style-name="P98">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40286559" text:continue-numbering="true" text:style-name="диалог">
        <text:list-item>
          <text:p text:style-name="P98">Кто тебя такого полюбит!</text:p>
        </text:list-item>
        <text:list-item>
          <text:p text:style-name="P98">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40290552" text:continue-numbering="true" text:style-name="диалог">
        <text:list-item>
          <text:p text:style-name="P98">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40298086" text:continue-numbering="true" text:style-name="диалог">
        <text:list-item>
          <text:p text:style-name="P98">Почему Петя может, а ты нет?</text:p>
        </text:list-item>
        <text:list-item>
          <text:p text:style-name="P98">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40309088" text:continue-numbering="true" text:style-name="диалог">
        <text:list-item>
          <text:p text:style-name="P98">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8"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8"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9"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9"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9"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40308443" text:continue-numbering="true" text:style-name="диалог">
        <text:list-item>
          <text:p text:style-name="P109">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40288951" text:continue-numbering="true" text:style-name="диалог">
        <text:list-item>
          <text:p text:style-name="P109">Мы с папой просто поговорим!</text:p>
        </text:list-item>
        <text:list-item>
          <text:p text:style-name="P109">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40299522" text:continue-numbering="true" text:style-name="диалог">
        <text:list-item>
          <text:p text:style-name="P98">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6">(от лат. sexus — пол)</text:span><text:span text:style-name="T62">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40305791" text:continue-numbering="true" text:style-name="диалог">
        <text:list-item>
          <text:p text:style-name="P114">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6">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5">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5">должен дарить дорогие подарки, водить в дорогие рестораны, на руках носить, иначе:</text:span></text:p>
      <text:list xml:id="list40310054" text:continue-numbering="true" text:style-name="диалог">
        <text:list-item>
          <text:p text:style-name="P114">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0"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40292177" text:continue-numbering="true" text:style-name="диалог">
        <text:list-item>
          <text:p text:style-name="P96">Что это было?</text:p>
        </text:list-item>
        <text:list-item>
          <text:p text:style-name="P96">Почему это произошло со мной?</text:p>
        </text:list-item>
        <text:list-item>
          <text:p text:style-name="P96">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40283435" text:continue-numbering="true" text:style-name="диалог">
        <text:list-item>
          <text:p text:style-name="P96">Это притянуто за уши;</text:p>
        </text:list-item>
        <text:list-item>
          <text:p text:style-name="P96">Это абсолютная клевета;</text:p>
        </text:list-item>
        <text:list-item>
          <text:p text:style-name="P96">Она все это придумала;</text:p>
        </text:list-item>
        <text:list-item>
          <text:p text:style-name="P96">Это полный бред/абсурд;</text:p>
        </text:list-item>
        <text:list-item>
          <text:p text:style-name="P96">Это не стоит моего внимания;</text:p>
        </text:list-item>
        <text:list-item>
          <text:p text:style-name="P96"><text:soft-page-break/>Это просто смешно;</text:p>
        </text:list-item>
        <text:list-item>
          <text:p text:style-name="P96">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50">*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50">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7"/>
      <text:p text:style-name="P146">Содержание</text:p>
      <text:p text:style-name="P38"/>
      <text:p text:style-name="P73">Пролог<text:tab/>3</text:p>
      <text:p text:style-name="P74">ЧАСТЬ 1. ФИРМЕННЫЕ ОТНОШЕНИЯ</text:p>
      <text:p text:style-name="P73">Глава 1. Это еще не конец<text:tab/>23</text:p>
      <text:p text:style-name="P73">Глава 2. Таблетка<text:tab/>26</text:p>
      <text:p text:style-name="P73">Глава 3. Останешься?<text:tab/>38</text:p>
      <text:p text:style-name="P73">Глава 4. Зачем платить больше?<text:tab/>42</text:p>
      <text:p text:style-name="P73">Глава 5. Интроверт<text:tab/>47</text:p>
      <text:p text:style-name="P73">Глава 6. Стразики<text:tab/>72</text:p>
      <text:p text:style-name="P73">Глава 7. З — Забота<text:tab/>84</text:p>
      <text:p text:style-name="P73">Глава 8. Сама, котик<text:tab/>101</text:p>
      <text:p text:style-name="P73">Глава 9. Мы так общаемся<text:tab/>116</text:p>
      <text:p text:style-name="P73">Глава 10. Это не я<text:tab/>133</text:p>
      <text:p text:style-name="P73">Глава 11. Трио<text:tab/>154</text:p>
      <text:p text:style-name="P73">Глава 12. Не ной<text:tab/>162</text:p>
      <text:p text:style-name="P73">Глава 13. Неадекватная<text:tab/>171</text:p>
      <text:p text:style-name="P73">Глава 14. Вожак<text:tab/>195</text:p>
      <text:p text:style-name="P73">Глава 15. Ад<text:tab/>213</text:p>
      <text:p text:style-name="P73">Глава 16. Nosce te ipsum<text:tab/>225</text:p>
      <text:p text:style-name="P73">Глава 17. Я все понял<text:tab/>234</text:p>
      <text:p text:style-name="P73">Глава 18. А зачем вам Она?<text:tab/>239</text:p>
      <text:p text:style-name="P73">Глава 19. Я подумаю<text:tab/>246</text:p>
      <text:p text:style-name="P73">Глава 20. Меньше нюансов<text:tab/>251</text:p>
      <text:p text:style-name="P73">Глава 21. Быть честным очень легко!<text:tab/>260</text:p>
      <text:p text:style-name="P73">Глава 22. Гори в аду<text:tab/>303</text:p>
      <text:p text:style-name="P73">Глава 23. Апофеоз отношений с манипулятором<text:tab/>322</text:p>
      <text:p text:style-name="P74">ЧАСТЬ 2. ЧТО-ТО ВРОДЕ СПРАВОЧНИКА</text:p>
      <text:p text:style-name="P73">Глава 24. Причины манипуляции<text:tab/>342</text:p>
      <text:p text:style-name="P73"><text:soft-page-break/>Глава 25. Признаки и последствия манипуляции<text:tab/>362</text:p>
      <text:p text:style-name="P75">Что с ним?<text:tab/>364</text:p>
      <text:p text:style-name="P75">Почему я?<text:tab/>370</text:p>
      <text:p text:style-name="P73">Глава 25. Приемы и противостояние манипуляции<text:tab/>384</text:p>
      <text:p text:style-name="P75">Демонстративное игнорирование собственных</text:p>
      <text:p text:style-name="P75">обязательств<text:tab/>384</text:p>
      <text:p text:style-name="P75">Газлайтинг<text:tab/>386</text:p>
      <text:p text:style-name="P75">Висхолдинг<text:tab/>390</text:p>
      <text:p text:style-name="P75">«Да, но &lt;...&gt;» (в доп. к описанию висхолдинга)<text:tab/>393</text:p>
      <text:p text:style-name="P75">Изоляция жертвы от ее окружения<text:tab/>395</text:p>
      <text:p text:style-name="P75">Пассивная агрессия<text:line-break/>(игнорирование, обида, внезапный бойкот)<text:tab/>398</text:p>
      <text:p text:style-name="P75">Эгоизм. Равнодушие<text:tab/>403</text:p>
      <text:p text:style-name="P75">Игра на ваших эмоциях или психологические</text:p>
      <text:p text:style-name="P75">триггеры<text:tab/>404</text:p>
      <text:p text:style-name="P75">Виктимблейминг<text:tab/>408</text:p>
      <text:p text:style-name="P75">Вам редко уступают или не уступают вообще<text:tab/>413</text:p>
      <text:p text:style-name="P75">Патологическая ложь.<text:line-break/>Введение в болезненное состояние ожидания<text:tab/>418</text:p>
      <text:p text:style-name="P75">Триангуляция<text:tab/>424</text:p>
      <text:p text:style-name="P75">Дабл байнд<text:tab/>427</text:p>
      <text:p text:style-name="P75">Демонстрация (в доп. к описанию дабл байнда)<text:tab/>436</text:p>
      <text:p text:style-name="P72">Демонстрация занятости<text:tab/>436</text:p>
      <text:p text:style-name="P72">Демонстрация любви<text:tab/>440</text:p>
      <text:p text:style-name="P75">Подкрепление.<text:line-break/>Стимуляция на действия<text:tab/>444</text:p>
      <text:p text:style-name="P72">Положительное подкрепление<text:tab/>445</text:p>
      <text:p text:style-name="P72">Неустойчивое или частичное подкрепление<text:tab/>451</text:p>
      <text:p text:style-name="P72">Отрицательное подкрепление<text:tab/>455</text:p>
      <text:p text:style-name="P72">Травмирующий одноразовый опыт<text:tab/>460</text:p>
      <text:p text:style-name="P75">Постоянные жалобы<text:tab/>462</text:p>
      <text:p text:style-name="P75">Отношение к чистоте<text:tab/>465</text:p>
      <text:p text:style-name="P72">Патологическая неряшливость.<text:tab/>465</text:p>
      <text:p text:style-name="P72"><text:soft-page-break/>Патологическое стремление к чистоте<text:tab/>467</text:p>
      <text:p text:style-name="P75">Неглект<text:tab/>471</text:p>
      <text:p text:style-name="P75">Попытка выторговать право на «лево». Принуждение</text:p>
      <text:p text:style-name="P75">к трио<text:tab/>475</text:p>
      <text:p text:style-name="P72">Вариант 1. <text:s/>Ничто не предвещало беды<text:tab/>479</text:p>
      <text:p text:style-name="P72">Вариант 2. Ну мааам<text:tab/>481</text:p>
      <text:p text:style-name="P72">Вариант 3. Я уже взрослый<text:tab/>484</text:p>
      <text:p text:style-name="P72">Секс втроем<text:tab/>485</text:p>
      <text:p text:style-name="P75">Перспектицид<text:tab/>491</text:p>
      <text:p text:style-name="P75">Сахарное шоу<text:tab/>493</text:p>
      <text:p text:style-name="P75">Манипуляция разрывом<text:tab/>495</text:p>
      <text:p text:style-name="P73">Эпилог<text:tab/>499</text:p>
      <table:table table:name="Таблица1" table:style-name="Таблица1">
        <table:table-column table:style-name="Таблица1.A"/>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
      <text:p text:style-name="P68"><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64</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6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1-18T20:10:20.56</dc:date>
    <meta:editing-cycles>1815</meta:editing-cycles>
    <meta:editing-duration>P40DT18H19M42S</meta:editing-duration>
    <meta:document-statistic meta:table-count="1" meta:image-count="0" meta:object-count="0" meta:page-count="571" meta:paragraph-count="4085" meta:word-count="102980" meta:character-count="647073"/>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